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iste</text:title></text:p>
      <text:p text:style-name="OrgTitle"/>
      <text:p text:style-name="OrgSubtitle"><text:initial-creator>cliquot</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de51da">1. EXO 1</text:a></text:p>
          <text:p text:style-name="Contents_20_2"><text:a xlink:type="simple" xlink:href="#org84493d7">1.1. La cellule</text:a></text:p>
          <text:p text:style-name="Contents_20_3"><text:a xlink:type="simple" xlink:href="#org9df49bc">1.1.1. Implémentation</text:a></text:p>
          <text:p text:style-name="Contents_20_3"><text:a xlink:type="simple" xlink:href="#orgdf94be0">1.1.2. Les méthodes de la cellule</text:a></text:p>
          <text:p text:style-name="Contents_20_2"><text:a xlink:type="simple" xlink:href="#orgdfa3042">1.2. QUESTION 1</text:a></text:p>
          <text:p text:style-name="Contents_20_3"><text:a xlink:type="simple" xlink:href="#org950ba10">1.2.1. Implémentation</text:a></text:p>
          <text:p text:style-name="Contents_20_3"><text:a xlink:type="simple" xlink:href="#org42ab093">1.2.2. Les méthodes de la liste</text:a></text:p>
          <text:p text:style-name="Contents_20_2"><text:a xlink:type="simple" xlink:href="#orgcd6e883">1.3. QUESTION 2</text:a></text:p>
          <text:p text:style-name="Contents_20_3"><text:a xlink:type="simple" xlink:href="#org9ead7d9">1.3.1. Implémentation</text:a></text:p>
          <text:p text:style-name="Contents_20_3"><text:a xlink:type="simple" xlink:href="#org140a244">1.3.2. Les méthodes de la liste (même complexité en temps que la QUESTION 1)</text:a></text:p>
          <text:p text:style-name="Contents_20_2"><text:a xlink:type="simple" xlink:href="#org65fa229">1.4. QUESTION 3</text:a></text:p>
          <text:p text:style-name="Contents_20_1"><text:a xlink:type="simple" xlink:href="#org905e696">2. Exo 2</text:a></text:p>
          <text:p text:style-name="Contents_20_1"><text:a xlink:type="simple" xlink:href="#org2685872">3. Exo 3</text:a></text:p>
          <text:p text:style-name="Contents_20_2"><text:a xlink:type="simple" xlink:href="#orgc81dd45">3.1. QUESTION 1</text:a></text:p>
          <text:p text:style-name="Contents_20_2"><text:a xlink:type="simple" xlink:href="#org8f17eaa">3.2. QUESTION 2</text:a></text:p>
          <text:p text:style-name="Contents_20_2"><text:a xlink:type="simple" xlink:href="#org7dacbc6">3.3. QUESTION 3</text:a></text:p>
          <text:p text:style-name="Contents_20_3"><text:a xlink:type="simple" xlink:href="#org9a5cbcd">3.3.1. PILE (est donc composée d'une liste l);</text:a></text:p>
          <text:p text:style-name="Contents_20_3"><text:a xlink:type="simple" xlink:href="#orgb8bbd08">3.3.2. FILE (est donc composée d'une liste l);</text:a></text:p>
          <text:p text:style-name="Contents_20_1"><text:a xlink:type="simple" xlink:href="#org299443d">4. Exo 4</text:a></text:p>
          <text:p text:style-name="Contents_20_3"><text:a xlink:type="simple" xlink:href="#org7523770">4.0.1. Fonction</text:a></text:p>
        </text:index-body>
      </text:table-of-content>
      <text:h text:style-name="Heading_20_1" text:outline-level="1" text:is-list-header="false">
<text:bookmark-start text:name="OrgXref.orgade51da"/>
<text:bookmark text:name="orgade51da"/>EXO 1
<text:bookmark-end text:name="OrgXref.orgade51da"/></text:h>
      <text:h text:style-name="Heading_20_2" text:outline-level="2" text:is-list-header="false">
<text:bookmark-start text:name="OrgXref.org84493d7"/>
<text:bookmark text:name="org84493d7"/>La cellule
<text:bookmark-end text:name="OrgXref.org84493d7"/></text:h>
      <text:h text:style-name="Heading_20_3" text:outline-level="3" text:is-list-header="false">
<text:bookmark-start text:name="OrgXref.org9df49bc"/>
<text:bookmark text:name="org9df49bc"/>Implémentation
<text:bookmark-end text:name="OrgXref.org9df49bc"/></text:h>
      <text:p text:style-name="Text_20_body">Une cellule sera implémentée de cette façon :
</text:p>
      <text:list text:style-name="OrgBulletedList" text:continue-numbering="false">
        <text:list-item>
          <text:p text:style-name="Text_20_body">Une variable de type T qui sera notre valeur à stocker.
</text:p>
        </text:list-item>
        <text:list-item>
          <text:p text:style-name="Text_20_body">Une cellule qui représente l'index de notre cellule suivante.
</text:p>
        </text:list-item>
      </text:list>
      <text:h text:style-name="Heading_20_3" text:outline-level="3" text:is-list-header="false">
<text:bookmark-start text:name="OrgXref.orgdf94be0"/>
<text:bookmark text:name="orgdf94be0"/>Les méthodes de la cellule
<text:bookmark-end text:name="OrgXref.orgdf94be0"/></text:h>
      <text:list text:style-name="OrgNumberedList" text:continue-numbering="false">
        <text:list-item>
          <text:p text:style-name="Text_20_body">
<text:bookmark-start text:name="OrgXref.org14b798d"/>
<text:bookmark text:name="org14b798d"/>créerCellule O(1)
<text:bookmark-end text:name="OrgXref.org14b798d"/></text:p>
          <text:p text:style-name="OrgSrcBlock"><text:span text:style-name="OrgSrcFontLockTypeFace">Cellul</text:span><text:span text:style-name="OrgSrcFontLockTypeFace">e</text:span><text:s/><text:span text:style-name="OrgSrcFontLockFunctionNameFace">creerCellule</text:span><text:span text:style-name="OrgSrcRainbowDelimitersDepth1Face">(</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c</text:span><text:s/>=<text:s/>new<text:s/>Cellule<text:span text:style-name="OrgSrcRainbowDelimitersDepth2Face">(</text:span><text:span text:style-name="OrgSrcRainbowDelimitersDepth2Face">)</text:span>;</text:p>
          <text:p text:style-name="OrgSrcBlock"><text:s/><text:s/>c.val<text:s/>=<text:s/>null;</text:p>
          <text:p text:style-name="OrgSrcBlock"><text:s/><text:s/>c.suiv<text:s/>=<text:s/>null;</text:p>
          <text:p text:style-name="OrgSrcBlock"><text:s/><text:s/><text:span text:style-name="OrgSrcFontLockKeywordFace">return</text:span><text:s/>c;</text:p>
          <text:p text:style-name="OrgSrcBlockLastLine"><text:span text:style-name="OrgSrcRainbowDelimitersDepth1Face">}</text:span><text:s/><text:s/></text:p>
        </text:list-item>
        <text:list-item>
          <text:p text:style-name="Text_20_body">
<text:bookmark-start text:name="OrgXref.org16d0493"/>
<text:bookmark text:name="org16d0493"/>valeurCellule O(1)
<text:bookmark-end text:name="OrgXref.org16d0493"/></text:p>
          <text:p text:style-name="OrgSrcBlock"><text:span text:style-name="OrgSrcFontLockTypeFace">T</text:span><text:s/><text:span text:style-name="OrgSrcFontLockFunctionNameFace">valeurCellule</text:span><text:span text:style-name="OrgSrcRainbowDelimitersDepth1Face">(</text:span><text:span text:style-name="OrgSrcFontLockTypeFace">Cellule</text:span><text:s/><text:span text:style-name="OrgSrcFontLockVariableNameFace">c</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c.val;</text:p>
          <text:p text:style-name="OrgSrcBlockLastLine"><text:span text:style-name="OrgSrcRainbowDelimitersDepth1Face">}</text:span></text:p>
        </text:list-item>
        <text:list-item>
          <text:p text:style-name="Text_20_body">
<text:bookmark-start text:name="OrgXref.orgfc2e35d"/>
<text:bookmark text:name="orgfc2e35d"/>suivantCellule O(1)
<text:bookmark-end text:name="OrgXref.orgfc2e35d"/></text:p>
          <text:p text:style-name="OrgSrcBlock"><text:span text:style-name="OrgSrcFontLockTypeFace">Cellul</text:span><text:span text:style-name="OrgSrcFontLockTypeFace">e</text:span><text:s/><text:span text:style-name="OrgSrcFontLockFunctionNameFace">suivantCellule</text:span><text:span text:style-name="OrgSrcRainbowDelimitersDepth1Face">(</text:span><text:span text:style-name="OrgSrcFontLockTypeFace">Cellule</text:span><text:s/><text:span text:style-name="OrgSrcFontLockVariableNameFace">c</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c.suiv;</text:p>
          <text:p text:style-name="OrgSrcBlockLastLine"><text:span text:style-name="OrgSrcRainbowDelimitersDepth1Face">}</text:span></text:p>
        </text:list-item>
        <text:list-item>
          <text:p text:style-name="Text_20_body">
<text:bookmark-start text:name="OrgXref.org76dc1ce"/>
<text:bookmark text:name="org76dc1ce"/>insererSuivantCellule O(1)
<text:bookmark-end text:name="OrgXref.org76dc1ce"/></text:p>
          <text:p text:style-name="OrgSrcBlock"><text:span text:style-name="OrgSrcFontLockTypeFace">Cellul</text:span><text:span text:style-name="OrgSrcFontLockTypeFace">e</text:span><text:s/><text:span text:style-name="OrgSrcFontLockFunctionNameFace">insererSuivantCellule</text:span><text:span text:style-name="OrgSrcRainbowDelimitersDepth1Face">(</text:span><text:span text:style-name="OrgSrcFontLockTypeFace">Cellule</text:span><text:s/><text:span text:style-name="OrgSrcFontLockVariableNameFace">c</text:span>,<text:s/><text:span text:style-name="OrgSrcFontLockTypeFace">Cellule</text:span><text:s/><text:span text:style-name="OrgSrcFontLockVariableNameFace">s</text:span><text:span text:style-name="OrgSrcRainbowDelimitersDepth1Face">)</text:span></text:p>
          <text:p text:style-name="OrgSrcBlock"><text:span text:style-name="OrgSrcRainbowDelimitersDepth1Face">{</text:span></text:p>
          <text:p text:style-name="OrgSrcBlock"><text:s/><text:s/>c.suiv<text:s/>=<text:s/>s;</text:p>
          <text:p text:style-name="OrgSrcBlock"><text:s/><text:s/><text:span text:style-name="OrgSrcFontLockKeywordFace">return</text:span><text:s/>s;</text:p>
          <text:p text:style-name="OrgSrcBlockLastLine"><text:span text:style-name="OrgSrcRainbowDelimitersDepth1Face">}</text:span></text:p>
        </text:list-item>
        <text:list-item>
          <text:p text:style-name="Text_20_body">
<text:bookmark-start text:name="OrgXref.org470e626"/>
<text:bookmark text:name="org470e626"/>dernierCellule O(1)
<text:bookmark-end text:name="OrgXref.org470e626"/></text:p>
          <text:p text:style-name="OrgSrcBlock"><text:span text:style-name="OrgSrcFontLockTypeFace">Cellul</text:span><text:span text:style-name="OrgSrcFontLockTypeFace">e</text:span><text:s/><text:span text:style-name="OrgSrcFontLockFunctionNameFace">dernierCellule</text:span><text:span text:style-name="OrgSrcRainbowDelimitersDepth1Face">(</text:span><text:span text:style-name="OrgSrcFontLockTypeFace">Cellule</text:span><text:s/><text:span text:style-name="OrgSrcFontLockVariableNameFace">c</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suivantCellule<text:span text:style-name="OrgSrcRainbowDelimitersDepth2Face">(</text:span>c<text:span text:style-name="OrgSrcRainbowDelimitersDepth2Face">)</text:span><text:s/>==<text:s/>null;</text:p>
          <text:p text:style-name="OrgSrcBlockLastLine"><text:span text:style-name="OrgSrcRainbowDelimitersDepth1Face">}</text:span></text:p>
        </text:list-item>
      </text:list>
      <text:h text:style-name="Heading_20_2" text:outline-level="2" text:is-list-header="false">
<text:bookmark-start text:name="OrgXref.orgdfa3042"/>
<text:bookmark text:name="orgdfa3042"/>QUESTION 1
<text:bookmark-end text:name="OrgXref.orgdfa3042"/></text:h>
      <text:h text:style-name="Heading_20_3" text:outline-level="3" text:is-list-header="false">
<text:bookmark-start text:name="OrgXref.org950ba10"/>
<text:bookmark text:name="org950ba10"/>Implémentation
<text:bookmark-end text:name="OrgXref.org950ba10"/></text:h>
      <text:p text:style-name="Text_20_body">La liste sera implémentée de cette façon :
</text:p>
      <text:list text:style-name="OrgBulletedList" text:continue-numbering="false">
        <text:list-item>
          <text:p text:style-name="Text_20_body">Un tableau pour stocker nos cellules.
</text:p>
        </text:list-item>
        <text:list-item>
          <text:p text:style-name="Text_20_body">Une pile pour connaître les cellules encore vides.
</text:p>
        </text:list-item>
        <text:list-item>
          <text:p text:style-name="Text_20_body">un entier qui nous indiquera l'index de notre première cellule.
</text:p>
        </text:list-item>
      </text:list>
      <text:h text:style-name="Heading_20_3" text:outline-level="3" text:is-list-header="false">
<text:bookmark-start text:name="OrgXref.org42ab093"/>
<text:bookmark text:name="org42ab093"/>Les méthodes de la liste
<text:bookmark-end text:name="OrgXref.org42ab093"/></text:h>
      <text:list text:style-name="OrgNumberedList" text:continue-numbering="false">
        <text:list-item>
          <text:p text:style-name="Text_20_body">
<text:bookmark-start text:name="OrgXref.org3cf10f2"/>
<text:bookmark text:name="org3cf10f2"/>créerListe O(1)
<text:bookmark-end text:name="OrgXref.org3cf10f2"/></text:p>
          <text:p text:style-name="OrgSrcBlock"><text:span text:style-name="OrgSrcFontLockTypeFace">List</text:span><text:span text:style-name="OrgSrcFontLockTypeFace">e</text:span><text:s/><text:span text:style-name="OrgSrcFontLockFunctionNameFace">creerListe</text:span><text:span text:style-name="OrgSrcRainbowDelimitersDepth1Face">(</text:span><text:span text:style-name="OrgSrcFontLockTypeFace">int</text:span><text:s/><text:span text:style-name="OrgSrcFontLockVariableNameFace">n</text:span><text:span text:style-name="OrgSrcRainbowDelimitersDepth1Face">)</text:span></text:p>
          <text:p text:style-name="OrgSrcBlock"><text:span text:style-name="OrgSrcRainbowDelimitersDepth1Face">{</text:span></text:p>
          <text:p text:style-name="OrgSrcBlock"><text:s/><text:s/><text:span text:style-name="OrgSrcFontLockTypeFace">List</text:span><text:span text:style-name="OrgSrcFontLockTypeFace">e</text:span><text:s/><text:span text:style-name="OrgSrcFontLockVariableNameFace">l</text:span><text:s/>=<text:s/>new<text:s/>Liste<text:span text:style-name="OrgSrcRainbowDelimitersDepth2Face">(</text:span><text:span text:style-name="OrgSrcRainbowDelimitersDepth2Face">)</text:span>;</text:p>
          <text:p text:style-name="OrgSrcBlock"><text:s/><text:s/>l.tab<text:s/>=<text:s/>Cellule<text:span text:style-name="OrgSrcRainbowDelimitersDepth2Face">[</text:span>n<text:span text:style-name="OrgSrcRainbowDelimitersDepth2Face">]</text:span>;</text:p>
          <text:p text:style-name="OrgSrcBlock"><text:s/><text:s/>l.pile<text:s/>=<text:s/>creerPile<text:span text:style-name="OrgSrcRainbowDelimitersDepth2Face">(</text:span>n<text:span text:style-name="OrgSrcRainbowDelimitersDepth2Fac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0;<text:s/>i<text:s/>&lt;<text:s/>n;<text:s/>++i<text:span text:style-name="OrgSrcRainbowDelimitersDepth2Face">)</text:span></text:p>
          <text:p text:style-name="OrgSrcBlock"><text:s/><text:s/><text:s/><text:s/><text:span text:style-name="OrgSrcRainbowDelimitersDepth2Face">{</text:span></text:p>
          <text:p text:style-name="OrgSrcBlock"><text:s/><text:s/><text:s/><text:s/><text:s/><text:s/>empile<text:span text:style-name="OrgSrcRainbowDelimitersDepth3Face">(</text:span>l.pile,tab<text:span text:style-name="OrgSrcRainbowDelimitersDepth4Face">[</text:span>i<text:span text:style-name="OrgSrcRainbowDelimitersDepth4Face">]</text:span><text:span text:style-name="OrgSrcRainbowDelimitersDepth3Face">)</text:span>;</text:p>
          <text:p text:style-name="OrgSrcBlock"><text:s/><text:s/><text:s/><text:s/><text:span text:style-name="OrgSrcRainbowDelimitersDepth2Face">}</text:span></text:p>
          <text:p text:style-name="OrgSrcBlock"><text:s/><text:s/>l.start<text:s/>=<text:s/>null;</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bcf3e7b"/>
<text:bookmark text:name="orgbcf3e7b"/>estVideListe O(1)
<text:bookmark-end text:name="OrgXref.orgbcf3e7b"/></text:p>
          <text:p text:style-name="OrgSrcBlock"><text:span text:style-name="OrgSrcFontLockTypeFace">boo</text:span><text:span text:style-name="OrgSrcFontLockTypeFace">l</text:span><text:s/><text:span text:style-name="OrgSrcFontLockFunctionNameFace">estVid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l.start<text:s/>=<text:s/>null;</text:p>
          <text:p text:style-name="OrgSrcBlockLastLine"><text:span text:style-name="OrgSrcRainbowDelimitersDepth1Face">}</text:span><text:s/><text:s/></text:p>
        </text:list-item>
        <text:list-item>
          <text:p text:style-name="Text_20_body">
<text:bookmark-start text:name="OrgXref.org6989610"/>
<text:bookmark text:name="org6989610"/>teteList O(1)
<text:bookmark-end text:name="OrgXref.org6989610"/></text:p>
          <text:p text:style-name="OrgSrcBlock"><text:span text:style-name="OrgSrcFontLockTypeFace">Cellul</text:span><text:span text:style-name="OrgSrcFontLockTypeFace">e</text:span><text:s/><text:span text:style-name="OrgSrcFontLockFunctionNameFace">tet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l.start;</text:p>
          <text:p text:style-name="OrgSrcBlockLastLine"><text:span text:style-name="OrgSrcRainbowDelimitersDepth1Face">}</text:span><text:s/><text:s/></text:p>
        </text:list-item>
        <text:list-item>
          <text:p text:style-name="Text_20_body">
<text:bookmark-start text:name="OrgXref.org5aa1fc5"/>
<text:bookmark text:name="org5aa1fc5"/>insererTeteList O(1)
<text:bookmark-end text:name="OrgXref.org5aa1fc5"/></text:p>
          <text:p text:style-name="OrgSrcBlock"><text:span text:style-name="OrgSrcFontLockTypeFace">List</text:span><text:span text:style-name="OrgSrcFontLockTypeFace">e</text:span><text:s/><text:span text:style-name="OrgSrcFontLockFunctionNameFace">insererTeteListe</text:span><text:span text:style-name="OrgSrcRainbowDelimitersDepth1Face">(</text:span><text:span text:style-name="OrgSrcFontLockTypeFace">Liste</text:span><text:s/><text:span text:style-name="OrgSrcFontLockVariableNameFace">l</text:span>,<text:span text:style-name="OrgSrcFontLockTypeFace">T</text:span><text:s/><text:span text:style-name="OrgSrcFontLockVariableNameFace">val</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text:span text:style-name="OrgSrcFontLockNegationCharFace">!</text:span>estVide<text:span text:style-name="OrgSrcRainbowDelimitersDepth3Face">(</text:span>l.pile<text:span text:style-name="OrgSrcRainbowDelimitersDepth3Face">)</text:span><text:span text:style-name="OrgSrcRainbowDelimitersDepth2Face">)</text:span></text:p>
          <text:p text:style-name="OrgSrcBlock"><text:s/><text:s/><text:s/><text:s/><text:span text:style-name="OrgSrcRainbowDelimitersDepth2Face">{</text:span></text:p>
          <text:p text:style-name="OrgSrcBlock"><text:s/><text:s/><text:s/><text:s/><text:s/><text:s/><text:span text:style-name="OrgSrcFontLockTypeFace">Cellul</text:span><text:span text:style-name="OrgSrcFontLockTypeFace">e</text:span><text:s/><text:span text:style-name="OrgSrcFontLockVariableNameFace">nouveauStart</text:span><text:s/>=<text:s/>sommet<text:span text:style-name="OrgSrcRainbowDelimitersDepth3Face">(</text:span>l.pile<text:span text:style-name="OrgSrcRainbowDelimitersDepth3Face">)</text:span>;</text:p>
          <text:p text:style-name="OrgSrcBlock"><text:s/><text:s/><text:s/><text:s/><text:s/><text:s/>nouveauStart.val<text:s/>=<text:s/>val;</text:p>
          <text:p text:style-name="OrgSrcBlock"><text:s/><text:s/><text:s/><text:s/><text:s/><text:s/>insererSuivantCellule<text:span text:style-name="OrgSrcRainbowDelimitersDepth3Face">(</text:span>nouveauStart,l.start<text:span text:style-name="OrgSrcRainbowDelimitersDepth3Face">)</text:span>;</text:p>
          <text:p text:style-name="OrgSrcBlock"><text:s/><text:s/><text:s/><text:s/><text:s/><text:s/>l.start<text:s/>=<text:s/>nouveauStart;</text:p>
          <text:p text:style-name="OrgSrcBlock"><text:s/><text:s/><text:s/><text:s/><text:s/><text:s/>depiler<text:span text:style-name="OrgSrcRainbowDelimitersDepth3Face">(</text:span>l.pile<text:span text:style-name="OrgSrcRainbowDelimitersDepth3Face">)</text:span>;</text:p>
          <text:p text:style-name="OrgSrcBlock"><text:s/><text:s/><text:s/><text:s/><text:span text:style-name="OrgSrcRainbowDelimitersDepth2Face">}</text:span></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67c9019"/>
<text:bookmark text:name="org67c9019"/>supprimerTeteListe O(1)
<text:bookmark-end text:name="OrgXref.org67c9019"/></text:p>
          <text:p text:style-name="OrgSrcBlock"><text:span text:style-name="OrgSrcFontLockTypeFace">List</text:span><text:span text:style-name="OrgSrcFontLockTypeFace">e</text:span><text:s/><text:span text:style-name="OrgSrcFontLockFunctionNameFace">supprimerTet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text:span text:style-name="OrgSrcFontLockNegationCharFace">!</text:span>estPlein<text:span text:style-name="OrgSrcRainbowDelimitersDepth3Face">(</text:span>l.pile<text:span text:style-name="OrgSrcRainbowDelimitersDepth3Face">)</text:span><text:span text:style-name="OrgSrcRainbowDelimitersDepth2Face">)</text:span></text:p>
          <text:p text:style-name="OrgSrcBlock"><text:s/><text:s/><text:s/><text:s/><text:span text:style-name="OrgSrcRainbowDelimitersDepth2Face">{</text:span></text:p>
          <text:p text:style-name="OrgSrcBlock"><text:s/><text:s/><text:s/><text:s/><text:s/><text:s/>empiler<text:span text:style-name="OrgSrcRainbowDelimitersDepth3Face">(</text:span>l.pile,l.start<text:span text:style-name="OrgSrcRainbowDelimitersDepth3Face">)</text:span>;</text:p>
          <text:p text:style-name="OrgSrcBlock"><text:s/><text:s/><text:s/><text:s/><text:s/><text:s/>l.start<text:s/>=<text:s/>suivantCellule<text:span text:style-name="OrgSrcRainbowDelimitersDepth3Face">(</text:span>l.start<text:span text:style-name="OrgSrcRainbowDelimitersDepth3Face">)</text:span>;</text:p>
          <text:p text:style-name="OrgSrcBlock"><text:s/><text:s/><text:s/><text:s/><text:span text:style-name="OrgSrcRainbowDelimitersDepth2Face">}</text:span></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1b8949d"/>
<text:bookmark text:name="org1b8949d"/>tailleListe O(n)
<text:bookmark-end text:name="OrgXref.org1b8949d"/></text:p>
          <text:p text:style-name="OrgSrcBlock"><text:span text:style-name="OrgSrcFontLockTypeFace">in</text:span><text:span text:style-name="OrgSrcFontLockTypeFace">t</text:span><text:s/><text:span text:style-name="OrgSrcFontLockFunctionNameFace">taill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in</text:span><text:span text:style-name="OrgSrcFontLockTypeFace">t</text:span><text:s/><text:span text:style-name="OrgSrcFontLockVariableNameFace">size</text:span><text:s/>=<text:s/>0;</text:p>
          <text:p text:style-name="OrgSrcBlock"><text:s/><text:s/><text:span text:style-name="OrgSrcFontLockTypeFace">Cellul</text:span><text:span text:style-name="OrgSrcFontLockTypeFace">e</text:span><text:s/><text:span text:style-name="OrgSrcFontLockVariableNameFace">celluleActuelle</text:span><text:s/>=<text:s/>teteListe<text:span text:style-name="OrgSrcRainbowDelimitersDepth2Face">(</text:span>l<text:span text:style-name="OrgSrcRainbowDelimitersDepth2Face">)</text:span>;</text:p>
          <text:p text:style-name="OrgSrcBlock"><text:s/><text:s/><text:span text:style-name="OrgSrcFontLockKeywordFace">while</text:span><text:s/><text:span text:style-name="OrgSrcRainbowDelimitersDepth2Face">(</text:span>celluleActuelle<text:s/>!=<text:s/>null<text:span text:style-name="OrgSrcRainbowDelimitersDepth2Face">)</text:span></text:p>
          <text:p text:style-name="OrgSrcBlock"><text:s/><text:s/><text:s/><text:s/><text:span text:style-name="OrgSrcRainbowDelimitersDepth2Face">{</text:span></text:p>
          <text:p text:style-name="OrgSrcBlock"><text:s/><text:s/><text:s/><text:s/><text:s/><text:s/>size++;</text:p>
          <text:p text:style-name="OrgSrcBlock"><text:s/><text:s/><text:s/><text:s/><text:span text:style-name="OrgSrcRainbowDelimitersDepth2Face">}</text:span></text:p>
          <text:p text:style-name="OrgSrcBlock"/>
          <text:p text:style-name="OrgSrcBlock"><text:s/><text:s/><text:span text:style-name="OrgSrcFontLockKeywordFace">return</text:span><text:s/>size;</text:p>
          <text:p text:style-name="OrgSrcBlockLastLine"><text:span text:style-name="OrgSrcRainbowDelimitersDepth1Face">}</text:span><text:s/><text:s/></text:p>
        </text:list-item>
        <text:list-item>
          <text:p text:style-name="Text_20_body">
<text:bookmark-start text:name="OrgXref.org0c9024b"/>
<text:bookmark text:name="org0c9024b"/>queue O(1)
<text:bookmark-end text:name="OrgXref.org0c9024b"/></text:p>
          <text:p text:style-name="OrgSrcBlock"><text:span text:style-name="OrgSrcFontLockTypeFace">List</text:span><text:span text:style-name="OrgSrcFontLockTypeFace">e</text:span><text:s/><text:span text:style-name="OrgSrcFontLockFunctionNameFace">queu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List</text:span><text:span text:style-name="OrgSrcFontLockTypeFace">e</text:span><text:s/><text:span text:style-name="OrgSrcFontLockVariableNameFace">retour</text:span><text:s/>=<text:s/>creerListe<text:span text:style-name="OrgSrcRainbowDelimitersDepth2Face">(</text:span>n-1<text:span text:style-name="OrgSrcRainbowDelimitersDepth2Face">)</text:span>;</text:p>
          <text:p text:style-name="OrgSrcBlock"><text:s/><text:s/>retour.start<text:s/>=<text:s/>suivantCellule<text:span text:style-name="OrgSrcRainbowDelimitersDepth2Face">(</text:span>teteListe<text:span text:style-name="OrgSrcRainbowDelimitersDepth3Face">(</text:span>l<text:span text:style-name="OrgSrcRainbowDelimitersDepth3Face">)</text:span><text:span text:style-name="OrgSrcRainbowDelimitersDepth2Face">)</text:span>;</text:p>
          <text:p text:style-name="OrgSrcBlock"><text:s/><text:s/><text:span text:style-name="OrgSrcFontLockKeywordFace">return</text:span><text:s/>retour;</text:p>
          <text:p text:style-name="OrgSrcBlockLastLine"><text:span text:style-name="OrgSrcRainbowDelimitersDepth1Face">}</text:span></text:p>
        </text:list-item>
        <text:list-item>
          <text:p text:style-name="Text_20_body">
<text:bookmark-start text:name="OrgXref.org507d983"/>
<text:bookmark text:name="org507d983"/>obtenirElement O(i)
<text:bookmark-end text:name="OrgXref.org507d983"/></text:p>
          <text:p text:style-name="OrgSrcBlock"><text:span text:style-name="OrgSrcFontLockTypeFace">Cellul</text:span><text:span text:style-name="OrgSrcFontLockTypeFace">e</text:span><text:s/><text:span text:style-name="OrgSrcFontLockFunctionNameFace">obtenirElement</text:span><text:span text:style-name="OrgSrcRainbowDelimitersDepth1Face">(</text:span><text:span text:style-name="OrgSrcFontLockTypeFace">Liste</text:span><text:s/><text:span text:style-name="OrgSrcFontLockVariableNameFace">l</text:span>,<text:span text:style-name="OrgSrcFontLockTypeFace">int</text:span><text:s/><text:span text:style-name="OrgSrcFontLockVariableNameFace">i</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celluleActuelle</text:span><text:s/>=<text:s/>teteListe<text:span text:style-name="OrgSrcRainbowDelimitersDepth2Face">(</text:span>l<text:span text:style-name="OrgSrcRainbowDelimitersDepth2Face">)</text:span>;</text:p>
          <text:p text:style-name="OrgSrcBlock"><text:s/><text:s/><text:span text:style-name="OrgSrcFontLockKeywordFace">while</text:span><text:span text:style-name="OrgSrcRainbowDelimitersDepth2Face">(</text:span>celluleAtuelle<text:s/>!=<text:s/>null<text:s/>&amp;&amp;<text:s/>i<text:s/>&gt;<text:s/>0<text:span text:style-name="OrgSrcRainbowDelimitersDepth2Face">)</text:span></text:p>
          <text:p text:style-name="OrgSrcBlock"><text:s/><text:s/><text:s/><text:s/><text:span text:style-name="OrgSrcRainbowDelimitersDepth2Face">{</text:span></text:p>
          <text:p text:style-name="OrgSrcBlock"><text:s/><text:s/><text:s/><text:s/><text:s/><text:s/>i--;</text:p>
          <text:p text:style-name="OrgSrcBlock"><text:s/><text:s/><text:s/><text:s/><text:s/><text:s/>celluleActuelle<text:s/>=<text:s/>suivantCellule<text:span text:style-name="OrgSrcRainbowDelimitersDepth3Face">(</text:span>celluleActuelle<text:span text:style-name="OrgSrcRainbowDelimitersDepth3Face">)</text:span>;</text:p>
          <text:p text:style-name="OrgSrcBlock"><text:s/><text:s/><text:s/><text:s/><text:span text:style-name="OrgSrcRainbowDelimitersDepth2Face">}</text:span></text:p>
          <text:p text:style-name="OrgSrcBlock"><text:s/><text:s/><text:span text:style-name="OrgSrcFontLockKeywordFace">return</text:span><text:s/>valeurCellule<text:span text:style-name="OrgSrcRainbowDelimitersDepth2Face">(</text:span>celluleActuelle<text:span text:style-name="OrgSrcRainbowDelimitersDepth2Face">)</text:span>;</text:p>
          <text:p text:style-name="OrgSrcBlock"/>
          <text:p text:style-name="OrgSrcBlockLastLine"><text:span text:style-name="OrgSrcRainbowDelimitersDepth1Face">}</text:span></text:p>
        </text:list-item>
        <text:list-item>
          <text:p text:style-name="Text_20_body">
<text:bookmark-start text:name="OrgXref.org8630c1d"/>
<text:bookmark text:name="org8630c1d"/>insererElement O(i)
<text:bookmark-end text:name="OrgXref.org8630c1d"/></text:p>
          <text:p text:style-name="OrgSrcBlock"><text:span text:style-name="OrgSrcFontLockTypeFace">List</text:span><text:span text:style-name="OrgSrcFontLockTypeFace">e</text:span><text:s/><text:span text:style-name="OrgSrcFontLockFunctionNameFace">insererElement</text:span><text:span text:style-name="OrgSrcRainbowDelimitersDepth1Face">(</text:span><text:span text:style-name="OrgSrcFontLockTypeFace">Liste</text:span><text:s/><text:span text:style-name="OrgSrcFontLockVariableNameFace">l</text:span>,<text:span text:style-name="OrgSrcFontLockTypeFace">T</text:span><text:s/><text:span text:style-name="OrgSrcFontLockVariableNameFace">val</text:span>,<text:span text:style-name="OrgSrcFontLockTypeFace">int</text:span><text:s/><text:span text:style-name="OrgSrcFontLockVariableNameFace">index</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index<text:s/>==<text:s/>0<text:span text:style-name="OrgSrcRainbowDelimitersDepth2Face">)</text:span></text:p>
          <text:p text:style-name="OrgSrcBlock"><text:s/><text:s/><text:s/><text:s/><text:span text:style-name="OrgSrcRainbowDelimitersDepth2Face">{</text:span></text:p>
          <text:p text:style-name="OrgSrcBlock"><text:s/><text:s/><text:s/><text:s/><text:s/><text:s/>insererTeteListe<text:span text:style-name="OrgSrcRainbowDelimitersDepth3Face">(</text:span>l,val<text:span text:style-name="OrgSrcRainbowDelimitersDepth3Face">)</text:span>;</text:p>
          <text:p text:style-name="OrgSrcBlock"><text:s/><text:s/><text:s/><text:s/><text:span text:style-name="OrgSrcRainbowDelimitersDepth2Face">}</text:span></text:p>
          <text:p text:style-name="OrgSrcBlock"><text:s/><text:s/><text:span text:style-name="OrgSrcFontLockKeywordFace">else</text:span><text:s/><text:span text:style-name="OrgSrcRainbowDelimitersDepth2Face">{</text:span></text:p>
          <text:p text:style-name="OrgSrcBlock"><text:s/><text:s/><text:s/><text:s/><text:span text:style-name="OrgSrcFontLockKeywordFace">if</text:span><text:span text:style-name="OrgSrcRainbowDelimitersDepth3Face">(</text:span><text:span text:style-name="OrgSrcFontLockNegationCharFace">!</text:span>estVide<text:span text:style-name="OrgSrcRainbowDelimitersDepth4Face">(</text:span>l.pile<text:span text:style-name="OrgSrcRainbowDelimitersDepth4Face">)</text:span><text:span text:style-name="OrgSrcRainbowDelimitersDepth3Face">)</text:span></text:p>
          <text:p text:style-name="OrgSrcBlock"><text:s/><text:s/><text:s/><text:s/><text:s/><text:s/><text:span text:style-name="OrgSrcRainbowDelimitersDepth3Face">{</text:span></text:p>
          <text:p text:style-name="OrgSrcBlock"><text:s/><text:s/><text:s/><text:s/><text:s/><text:s/><text:s/><text:s/><text:span text:style-name="OrgSrcFontLockTypeFace">Cellul</text:span><text:span text:style-name="OrgSrcFontLockTypeFace">e</text:span><text:s/><text:span text:style-name="OrgSrcFontLockVariableNameFace">celluleActuelle</text:span><text:s/>=<text:s/>teteListe<text:span text:style-name="OrgSrcRainbowDelimitersDepth4Face">(</text:span>l<text:span text:style-name="OrgSrcRainbowDelimitersDepth4Face">)</text:span>;</text:p>
          <text:p text:style-name="OrgSrcBlock"><text:s/><text:s/><text:s/><text:s/><text:s/><text:s/><text:s/><text:s/><text:span text:style-name="OrgSrcFontLockKeywordFace">while</text:span><text:s/><text:span text:style-name="OrgSrcRainbowDelimitersDepth4Face">(</text:span>dernierCellule<text:span text:style-name="OrgSrcRainbowDelimitersDepth5Face">(</text:span>celluleActuelle<text:span text:style-name="OrgSrcRainbowDelimitersDepth5Face">)</text:span><text:s/>&amp;&amp;<text:s/>index<text:s/>&gt;<text:s/>1<text:span text:style-name="OrgSrcRainbowDelimitersDepth4Face">)</text:span><text:s/><text:span text:style-name="OrgSrcRainbowDelimitersDepth4Face">{</text:span></text:p>
          <text:p text:style-name="OrgSrcBlock"><text:s/><text:s/><text:s/><text:s/><text:s/><text:s/><text:s/><text:s/><text:s/><text:s/>index--;</text:p>
          <text:p text:style-name="OrgSrcBlock"><text:s/><text:s/><text:s/><text:s/><text:s/><text:s/><text:s/><text:s/><text:s/><text:s/>celluleActuelle<text:s/>=<text:s/>suivantCellule<text:span text:style-name="OrgSrcRainbowDelimitersDepth5Face">(</text:span>celluleActuelle<text:span text:style-name="OrgSrcRainbowDelimitersDepth5Face">)</text:span>;</text:p>
          <text:p text:style-name="OrgSrcBlock"><text:s/><text:s/><text:s/><text:s/><text:s/><text:s/><text:s/><text:s/><text:span text:style-name="OrgSrcRainbowDelimitersDepth4Face">}</text:span></text:p>
          <text:p text:style-name="OrgSrcBlock"><text:s/><text:s/><text:s/><text:s/><text:s/><text:s/><text:s/><text:s/><text:span text:style-name="OrgSrcFontLockTypeFace">Cellul</text:span><text:span text:style-name="OrgSrcFontLockTypeFace">e</text:span><text:s/><text:span text:style-name="OrgSrcFontLockVariableNameFace">celluleSuivante</text:span><text:s/>=<text:s/>suivantCellule<text:span text:style-name="OrgSrcRainbowDelimitersDepth4Face">(</text:span>celluleActuelle<text:span text:style-name="OrgSrcRainbowDelimitersDepth4Face">)</text:span>;</text:p>
          <text:p text:style-name="OrgSrcBlock"><text:s/><text:s/><text:s/><text:s/><text:s/><text:s/><text:s/><text:s/>insererSuivantCellule<text:span text:style-name="OrgSrcRainbowDelimitersDepth4Face">(</text:span>celluleActuelle,sommet<text:span text:style-name="OrgSrcRainbowDelimitersDepth5Face">(</text:span>l.pile<text:span text:style-name="OrgSrcRainbowDelimitersDepth5Face">)</text:span><text:span text:style-name="OrgSrcRainbowDelimitersDepth4Face">)</text:span>;</text:p>
          <text:p text:style-name="OrgSrcBlock"><text:s/><text:s/><text:s/><text:s/><text:s/><text:s/><text:s/><text:s/>depiler<text:span text:style-name="OrgSrcRainbowDelimitersDepth4Face">(</text:span>l.pile<text:span text:style-name="OrgSrcRainbowDelimitersDepth4Face">)</text:span>;</text:p>
          <text:p text:style-name="OrgSrcBlock"><text:s/><text:s/><text:s/><text:s/><text:s/><text:s/><text:s/><text:s/>suivantCellule<text:span text:style-name="OrgSrcRainbowDelimitersDepth4Face">(</text:span>celluleActuelle<text:span text:style-name="OrgSrcRainbowDelimitersDepth4Face">)</text:span>.val<text:s/>=<text:s/>val;</text:p>
          <text:p text:style-name="OrgSrcBlock"><text:s/><text:s/><text:s/><text:s/><text:s/><text:s/><text:s/><text:s/>insererSuivantCellule<text:span text:style-name="OrgSrcRainbowDelimitersDepth4Face">(</text:span>suivantCellule<text:span text:style-name="OrgSrcRainbowDelimitersDepth5Face">(</text:span>celluleActuelle<text:span text:style-name="OrgSrcRainbowDelimitersDepth5Face">)</text:span>,celluleSuivante<text:span text:style-name="OrgSrcRainbowDelimitersDepth4Face">)</text:span>;</text:p>
          <text:p text:style-name="OrgSrcBlock"><text:s/><text:s/><text:s/><text:s/><text:s/><text:s/><text:span text:style-name="OrgSrcRainbowDelimitersDepth3Face">}</text:span></text:p>
          <text:p text:style-name="OrgSrcBlock"><text:s/><text:s/><text:span text:style-name="OrgSrcRainbowDelimitersDepth2Face">}</text:span></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0320b47"/>
<text:bookmark text:name="org0320b47"/>supprimerElement O(i)
<text:bookmark-end text:name="OrgXref.org0320b47"/></text:p>
          <text:p text:style-name="OrgSrcBlock"><text:span text:style-name="OrgSrcFontLockTypeFace">List</text:span><text:span text:style-name="OrgSrcFontLockTypeFace">e</text:span><text:s/><text:span text:style-name="OrgSrcFontLockFunctionNameFace">supprimerElement</text:span><text:span text:style-name="OrgSrcRainbowDelimitersDepth1Face">(</text:span><text:span text:style-name="OrgSrcFontLockTypeFace">Liste</text:span><text:s/><text:span text:style-name="OrgSrcFontLockVariableNameFace">l</text:span>,<text:span text:style-name="OrgSrcFontLockTypeFace">int</text:span><text:s/><text:span text:style-name="OrgSrcFontLockVariableNameFace">index</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index<text:s/>==<text:s/>0<text:span text:style-name="OrgSrcRainbowDelimitersDepth2Face">)</text:span></text:p>
          <text:p text:style-name="OrgSrcBlock"><text:s/><text:s/><text:s/><text:s/><text:span text:style-name="OrgSrcRainbowDelimitersDepth2Face">{</text:span></text:p>
          <text:p text:style-name="OrgSrcBlock"><text:s/><text:s/><text:s/><text:s/><text:s/><text:s/><text:span text:style-name="OrgSrcFontLockKeywordFace">return</text:span><text:s/>supprimerTeteListe<text:span text:style-name="OrgSrcRainbowDelimitersDepth3Face">(</text:span>l<text:span text:style-name="OrgSrcRainbowDelimitersDepth3Face">)</text:span>;</text:p>
          <text:p text:style-name="OrgSrcBlock"><text:s/><text:s/><text:s/><text:s/><text:span text:style-name="OrgSrcRainbowDelimitersDepth2Face">}</text:span></text:p>
          <text:p text:style-name="OrgSrcBlock"><text:s/><text:s/><text:span text:style-name="OrgSrcFontLockKeywordFace">else</text:span><text:s/><text:span text:style-name="OrgSrcRainbowDelimitersDepth2Face">{</text:span></text:p>
          <text:p text:style-name="OrgSrcBlock"><text:s/><text:s/><text:s/><text:s/><text:span text:style-name="OrgSrcFontLockTypeFace">Cellul</text:span><text:span text:style-name="OrgSrcFontLockTypeFace">e</text:span><text:s/><text:span text:style-name="OrgSrcFontLockVariableNameFace">celluleActuelle</text:span><text:s/>=<text:s/>teteListe<text:span text:style-name="OrgSrcRainbowDelimitersDepth3Face">(</text:span>l<text:span text:style-name="OrgSrcRainbowDelimitersDepth3Face">)</text:span>;</text:p>
          <text:p text:style-name="OrgSrcBlock"><text:s/><text:s/><text:s/><text:s/><text:span text:style-name="OrgSrcFontLockKeywordFace">while</text:span><text:span text:style-name="OrgSrcRainbowDelimitersDepth3Face">(</text:span>dernierCellule<text:span text:style-name="OrgSrcRainbowDelimitersDepth4Face">(</text:span>celluleActuelle<text:span text:style-name="OrgSrcRainbowDelimitersDepth4Face">)</text:span><text:s/>!=<text:s/>null<text:s/>&amp;&amp;<text:s/>i<text:s/>&gt;<text:s/>1<text:span text:style-name="OrgSrcRainbowDelimitersDepth3Face">)</text:span></text:p>
          <text:p text:style-name="OrgSrcBlock"><text:s/><text:s/><text:s/><text:s/><text:s/><text:s/><text:span text:style-name="OrgSrcRainbowDelimitersDepth3Face">{</text:span></text:p>
          <text:p text:style-name="OrgSrcBlock"><text:s/><text:s/><text:s/><text:s/><text:s/><text:s/><text:s/><text:s/>i--;</text:p>
          <text:p text:style-name="OrgSrcBlock"><text:s/><text:s/><text:s/><text:s/><text:s/><text:s/><text:s/><text:s/>celluleActuelle<text:s/>=<text:s/>suivantCellule<text:span text:style-name="OrgSrcRainbowDelimitersDepth4Face">(</text:span>celluleActuelle<text:span text:style-name="OrgSrcRainbowDelimitersDepth4Face">)</text:span>;</text:p>
          <text:p text:style-name="OrgSrcBlock"><text:s/><text:s/><text:s/><text:s/><text:s/><text:s/><text:span text:style-name="OrgSrcRainbowDelimitersDepth3Face">}</text:span></text:p>
          <text:p text:style-name="OrgSrcBlock"><text:s/><text:s/><text:s/><text:s/><text:span text:style-name="OrgSrcFontLockKeywordFace">if</text:span><text:s/><text:span text:style-name="OrgSrcRainbowDelimitersDepth3Face">(</text:span>index<text:s/>==<text:s/>1<text:s/>&amp;&amp;<text:s/><text:span text:style-name="OrgSrcFontLockNegationCharFace">!</text:span>estPlein<text:span text:style-name="OrgSrcRainbowDelimitersDepth4Face">(</text:span>l.pile<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TypeFace">Cellul</text:span><text:span text:style-name="OrgSrcFontLockTypeFace">e</text:span><text:s/><text:span text:style-name="OrgSrcFontLockVariableNameFace">celluleASupprimer</text:span><text:s/>=<text:s/>suivantCellule<text:span text:style-name="OrgSrcRainbowDelimitersDepth4Face">(</text:span>celluleActuelle<text:span text:style-name="OrgSrcRainbowDelimitersDepth4Face">)</text:span>;</text:p>
          <text:p text:style-name="OrgSrcBlock"><text:s/><text:s/><text:s/><text:s/><text:s/><text:s/>insererSuivantCellule<text:span text:style-name="OrgSrcRainbowDelimitersDepth4Face">(</text:span>celluleActuelle,suivantCellule<text:span text:style-name="OrgSrcRainbowDelimitersDepth5Face">(</text:span>celluleASupprimer<text:span text:style-name="OrgSrcRainbowDelimitersDepth5Face">)</text:span><text:span text:style-name="OrgSrcRainbowDelimitersDepth4Face">)</text:span>;</text:p>
          <text:p text:style-name="OrgSrcBlock"><text:s/><text:s/><text:s/><text:s/><text:s/><text:s/>empiler<text:span text:style-name="OrgSrcRainbowDelimitersDepth4Face">(</text:span>celluleASupprimer<text:span text:style-name="OrgSrcRainbowDelimitersDepth4Face">)</text:span>;</text:p>
          <text:p text:style-name="OrgSrcBlock"><text:s/><text:s/><text:s/><text:s/><text:span text:style-name="OrgSrcRainbowDelimitersDepth3Face">}</text:span></text:p>
          <text:p text:style-name="OrgSrcBlock"><text:s/><text:s/><text:s/><text:s/><text:span text:style-name="OrgSrcFontLockKeywordFace">return</text:span><text:s/>l;</text:p>
          <text:p text:style-name="OrgSrcBlock"><text:s/><text:s/><text:span text:style-name="OrgSrcRainbowDelimitersDepth2Face">}</text:span></text:p>
          <text:p text:style-name="OrgSrcBlockLastLine"><text:span text:style-name="OrgSrcRainbowDelimitersDepth1Face">}</text:span></text:p>
        </text:list-item>
      </text:list>
      <text:h text:style-name="Heading_20_2" text:outline-level="2" text:is-list-header="false">
<text:bookmark-start text:name="OrgXref.orgcd6e883"/>
<text:bookmark text:name="orgcd6e883"/>QUESTION 2
<text:bookmark-end text:name="OrgXref.orgcd6e883"/></text:h>
      <text:h text:style-name="Heading_20_3" text:outline-level="3" text:is-list-header="false">
<text:bookmark-start text:name="OrgXref.org9ead7d9"/>
<text:bookmark text:name="org9ead7d9"/>Implémentation
<text:bookmark-end text:name="OrgXref.org9ead7d9"/></text:h>
      <text:p text:style-name="Text_20_body">La liste sera implémentée de cette façon :
</text:p>
      <text:list text:style-name="OrgBulletedList" text:continue-numbering="false">
        <text:list-item>
          <text:p text:style-name="Text_20_body">Une seule cellule qui représentera la tête de notre tableau.
</text:p>
        </text:list-item>
      </text:list>
      <text:h text:style-name="Heading_20_3" text:outline-level="3" text:is-list-header="false">
<text:bookmark-start text:name="OrgXref.org140a244"/>
<text:bookmark text:name="org140a244"/>Les méthodes de la liste (même complexité en temps que la QUESTION 1)
<text:bookmark-end text:name="OrgXref.org140a244"/></text:h>
      <text:list text:style-name="OrgNumberedList" text:continue-numbering="false">
        <text:list-item>
          <text:p text:style-name="Text_20_body">
<text:bookmark-start text:name="OrgXref.org4a7c4f1"/>
<text:bookmark text:name="org4a7c4f1"/>créerListe()
<text:bookmark-end text:name="OrgXref.org4a7c4f1"/></text:p>
          <text:p text:style-name="OrgSrcBlock"><text:span text:style-name="OrgSrcFontLockTypeFace">List</text:span><text:span text:style-name="OrgSrcFontLockTypeFace">e</text:span><text:s/><text:span text:style-name="OrgSrcFontLockFunctionNameFace">creerListe</text:span><text:span text:style-name="OrgSrcRainbowDelimitersDepth1Face">(</text:span><text:span text:style-name="OrgSrcRainbowDelimitersDepth1Face">)</text:span></text:p>
          <text:p text:style-name="OrgSrcBlock"><text:span text:style-name="OrgSrcRainbowDelimitersDepth1Face">{</text:span></text:p>
          <text:p text:style-name="OrgSrcBlock"><text:s/><text:s/><text:span text:style-name="OrgSrcFontLockTypeFace">List</text:span><text:span text:style-name="OrgSrcFontLockTypeFace">e</text:span><text:s/><text:span text:style-name="OrgSrcFontLockVariableNameFace">l</text:span><text:s/>=<text:s/>new<text:s/>Liste<text:span text:style-name="OrgSrcRainbowDelimitersDepth2Face">(</text:span><text:span text:style-name="OrgSrcRainbowDelimitersDepth2Face">)</text:span>;</text:p>
          <text:p text:style-name="OrgSrcBlock"><text:s/><text:s/>l.tete<text:s/>=<text:s/>null;</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d55f3e5"/>
<text:bookmark text:name="orgd55f3e5"/>estVideListe
<text:bookmark-end text:name="OrgXref.orgd55f3e5"/></text:p>
          <text:p text:style-name="OrgSrcBlock"><text:span text:style-name="OrgSrcFontLockTypeFace">boo</text:span><text:span text:style-name="OrgSrcFontLockTypeFace">l</text:span><text:s/><text:span text:style-name="OrgSrcFontLockFunctionNameFace">estVid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teteListe<text:span text:style-name="OrgSrcRainbowDelimitersDepth2Face">(</text:span>l<text:span text:style-name="OrgSrcRainbowDelimitersDepth2Face">)</text:span><text:s/>==<text:s/>null;</text:p>
          <text:p text:style-name="OrgSrcBlockLastLine"><text:span text:style-name="OrgSrcRainbowDelimitersDepth1Face">}</text:span><text:s/><text:s/></text:p>
        </text:list-item>
        <text:list-item>
          <text:p text:style-name="Text_20_body">
<text:bookmark-start text:name="OrgXref.orgaad92d6"/>
<text:bookmark text:name="orgaad92d6"/>teteListe
<text:bookmark-end text:name="OrgXref.orgaad92d6"/></text:p>
          <text:p text:style-name="OrgSrcBlock"><text:span text:style-name="OrgSrcFontLockTypeFace">Cellul</text:span><text:span text:style-name="OrgSrcFontLockTypeFace">e</text:span><text:s/><text:span text:style-name="OrgSrcFontLockFunctionNameFace">tet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l.tete;</text:p>
          <text:p text:style-name="OrgSrcBlockLastLine"><text:span text:style-name="OrgSrcRainbowDelimitersDepth1Face">}</text:span><text:s/><text:s/></text:p>
        </text:list-item>
        <text:list-item>
          <text:p text:style-name="Text_20_body">
<text:bookmark-start text:name="OrgXref.org96bbcc3"/>
<text:bookmark text:name="org96bbcc3"/>insererTeteListe
<text:bookmark-end text:name="OrgXref.org96bbcc3"/></text:p>
          <text:p text:style-name="OrgSrcBlock"><text:span text:style-name="OrgSrcFontLockTypeFace">List</text:span><text:span text:style-name="OrgSrcFontLockTypeFace">e</text:span><text:s/><text:span text:style-name="OrgSrcFontLockFunctionNameFace">insererTeteListe</text:span><text:span text:style-name="OrgSrcRainbowDelimitersDepth1Face">(</text:span><text:span text:style-name="OrgSrcFontLockTypeFace">Liste</text:span><text:s/><text:span text:style-name="OrgSrcFontLockVariableNameFace">l</text:span>,<text:span text:style-name="OrgSrcFontLockTypeFace">T</text:span><text:s/><text:span text:style-name="OrgSrcFontLockVariableNameFace">val</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ancienneTete</text:span><text:s/>=<text:s/>teteListe<text:span text:style-name="OrgSrcRainbowDelimitersDepth2Face">(</text:span>l<text:span text:style-name="OrgSrcRainbowDelimitersDepth2Face">)</text:span>;</text:p>
          <text:p text:style-name="OrgSrcBlock"><text:s/><text:s/>l.tete<text:s/>=<text:s/>creerCellule<text:span text:style-name="OrgSrcRainbowDelimitersDepth2Face">(</text:span><text:span text:style-name="OrgSrcRainbowDelimitersDepth2Face">)</text:span>;</text:p>
          <text:p text:style-name="OrgSrcBlock"><text:s/><text:s/>l.tete.val<text:s/>=<text:s/>val;</text:p>
          <text:p text:style-name="OrgSrcBlock"><text:s/><text:s/>insererSuivantCellule<text:span text:style-name="OrgSrcRainbowDelimitersDepth2Face">(</text:span>teteListe<text:span text:style-name="OrgSrcRainbowDelimitersDepth3Face">(</text:span>l<text:span text:style-name="OrgSrcRainbowDelimitersDepth3Face">)</text:span>,ancienneTete<text:span text:style-name="OrgSrcRainbowDelimitersDepth2Face">)</text:span>;</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ceb157b"/>
<text:bookmark text:name="orgceb157b"/>supprimerTeteListe
<text:bookmark-end text:name="OrgXref.orgceb157b"/></text:p>
          <text:p text:style-name="OrgSrcBlock"><text:span text:style-name="OrgSrcFontLockTypeFace">List</text:span><text:span text:style-name="OrgSrcFontLockTypeFace">e</text:span><text:s/><text:span text:style-name="OrgSrcFontLockFunctionNameFace">supprimerTet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nouvelleTete</text:span>;</text:p>
          <text:p text:style-name="OrgSrcBlock"><text:s/><text:s/><text:span text:style-name="OrgSrcFontLockKeywordFace">if</text:span><text:s/><text:span text:style-name="OrgSrcRainbowDelimitersDepth2Face">(</text:span>teteListe<text:span text:style-name="OrgSrcRainbowDelimitersDepth3Face">(</text:span>l<text:span text:style-name="OrgSrcRainbowDelimitersDepth3Face">)</text:span><text:s/>!=<text:s/>null<text:span text:style-name="OrgSrcRainbowDelimitersDepth2Face">)</text:span><text:s/><text:span text:style-name="OrgSrcRainbowDelimitersDepth2Face">{</text:span></text:p>
          <text:p text:style-name="OrgSrcBlock"><text:s/><text:s/><text:s/><text:s/>nouvelleTete<text:s/>=<text:s/>suivantCellule<text:span text:style-name="OrgSrcRainbowDelimitersDepth3Face">(</text:span>teteListe<text:span text:style-name="OrgSrcRainbowDelimitersDepth4Face">(</text:span>l<text:span text:style-name="OrgSrcRainbowDelimitersDepth4Face">)</text:span><text:span text:style-name="OrgSrcRainbowDelimitersDepth3Face">)</text:span>;</text:p>
          <text:p text:style-name="OrgSrcBlock"><text:s/><text:s/><text:span text:style-name="OrgSrcRainbowDelimitersDepth2Face">}</text:span></text:p>
          <text:p text:style-name="OrgSrcBlock"><text:s/><text:s/><text:span text:style-name="OrgSrcFontLockKeywordFace">else</text:span></text:p>
          <text:p text:style-name="OrgSrcBlock"><text:s/><text:s/><text:s/><text:s/><text:span text:style-name="OrgSrcRainbowDelimitersDepth2Face">{</text:span></text:p>
          <text:p text:style-name="OrgSrcBlock"><text:s/><text:s/><text:s/><text:s/><text:s/><text:s/>nouvelleTete<text:s/>=<text:s/>null;</text:p>
          <text:p text:style-name="OrgSrcBlock"><text:s/><text:s/><text:s/><text:s/><text:span text:style-name="OrgSrcRainbowDelimitersDepth2Face">}</text:span></text:p>
          <text:p text:style-name="OrgSrcBlock"><text:s/><text:s/>free<text:span text:style-name="OrgSrcRainbowDelimitersDepth2Face">(</text:span>teteListe<text:span text:style-name="OrgSrcRainbowDelimitersDepth3Face">(</text:span>l<text:span text:style-name="OrgSrcRainbowDelimitersDepth3Face">)</text:span><text:span text:style-name="OrgSrcRainbowDelimitersDepth2Face">)</text:span>;</text:p>
          <text:p text:style-name="OrgSrcBlock"><text:s/><text:s/>l.tete<text:s/>=<text:s/>nouvelleTete;<text:s/></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e39c2cb"/>
<text:bookmark text:name="orge39c2cb"/>tailleListe
<text:bookmark-end text:name="OrgXref.orge39c2cb"/></text:p>
          <text:p text:style-name="OrgSrcBlock"><text:span text:style-name="OrgSrcFontLockTypeFace">in</text:span><text:span text:style-name="OrgSrcFontLockTypeFace">t</text:span><text:s/><text:span text:style-name="OrgSrcFontLockFunctionNameFace">tailleList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in</text:span><text:span text:style-name="OrgSrcFontLockTypeFace">t</text:span><text:s/><text:span text:style-name="OrgSrcFontLockVariableNameFace">size</text:span><text:s/>=<text:s/>0;</text:p>
          <text:p text:style-name="OrgSrcBlock"><text:s/><text:s/><text:span text:style-name="OrgSrcFontLockTypeFace">Cellul</text:span><text:span text:style-name="OrgSrcFontLockTypeFace">e</text:span><text:s/><text:span text:style-name="OrgSrcFontLockVariableNameFace">celluleActuelle</text:span><text:s/>=<text:s/>teteListe<text:span text:style-name="OrgSrcRainbowDelimitersDepth2Face">(</text:span>l<text:span text:style-name="OrgSrcRainbowDelimitersDepth2Face">)</text:span>;</text:p>
          <text:p text:style-name="OrgSrcBlock"><text:s/><text:s/><text:span text:style-name="OrgSrcFontLockKeywordFace">while</text:span><text:s/><text:span text:style-name="OrgSrcRainbowDelimitersDepth2Face">(</text:span>celluleActuelle<text:s/>!=<text:s/>null<text:span text:style-name="OrgSrcRainbowDelimitersDepth2Face">)</text:span></text:p>
          <text:p text:style-name="OrgSrcBlock"><text:s/><text:s/><text:s/><text:s/><text:span text:style-name="OrgSrcRainbowDelimitersDepth2Face">{</text:span></text:p>
          <text:p text:style-name="OrgSrcBlock"><text:s/><text:s/><text:s/><text:s/><text:s/><text:s/>size++;</text:p>
          <text:p text:style-name="OrgSrcBlock"><text:s/><text:s/><text:s/><text:s/><text:span text:style-name="OrgSrcRainbowDelimitersDepth2Face">}</text:span></text:p>
          <text:p text:style-name="OrgSrcBlock"/>
          <text:p text:style-name="OrgSrcBlock"><text:s/><text:s/><text:span text:style-name="OrgSrcFontLockKeywordFace">return</text:span><text:s/>size;</text:p>
          <text:p text:style-name="OrgSrcBlockLastLine"><text:span text:style-name="OrgSrcRainbowDelimitersDepth1Face">}</text:span><text:s/><text:s/></text:p>
        </text:list-item>
        <text:list-item>
          <text:p text:style-name="Text_20_body">
<text:bookmark-start text:name="OrgXref.org77a4990"/>
<text:bookmark text:name="org77a4990"/>queue
<text:bookmark-end text:name="OrgXref.org77a4990"/></text:p>
          <text:p text:style-name="OrgSrcBlock"><text:span text:style-name="OrgSrcFontLockTypeFace">List</text:span><text:span text:style-name="OrgSrcFontLockTypeFace">e</text:span><text:s/><text:span text:style-name="OrgSrcFontLockFunctionNameFace">queue</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List</text:span><text:span text:style-name="OrgSrcFontLockTypeFace">e</text:span><text:s/><text:span text:style-name="OrgSrcFontLockVariableNameFace">retour</text:span><text:s/>=<text:s/>creerListe<text:span text:style-name="OrgSrcRainbowDelimitersDepth2Face">(</text:span><text:span text:style-name="OrgSrcRainbowDelimitersDepth2Face">)</text:span>;</text:p>
          <text:p text:style-name="OrgSrcBlock"><text:s/><text:s/>retour.tete<text:s/>=<text:s/>suivantCellule<text:span text:style-name="OrgSrcRainbowDelimitersDepth2Face">(</text:span>teteListe<text:span text:style-name="OrgSrcRainbowDelimitersDepth3Face">(</text:span>l<text:span text:style-name="OrgSrcRainbowDelimitersDepth3Face">)</text:span><text:span text:style-name="OrgSrcRainbowDelimitersDepth2Face">)</text:span>;</text:p>
          <text:p text:style-name="OrgSrcBlock"><text:s/><text:s/><text:span text:style-name="OrgSrcFontLockKeywordFace">return</text:span><text:s/>retour;</text:p>
          <text:p text:style-name="OrgSrcBlockLastLine"><text:span text:style-name="OrgSrcRainbowDelimitersDepth1Face">}</text:span></text:p>
        </text:list-item>
        <text:list-item>
          <text:p text:style-name="Text_20_body">
<text:bookmark-start text:name="OrgXref.orge4b92eb"/>
<text:bookmark text:name="orge4b92eb"/>obtenirElement
<text:bookmark-end text:name="OrgXref.orge4b92eb"/></text:p>
          <text:p text:style-name="OrgSrcBlock"><text:span text:style-name="OrgSrcFontLockTypeFace">Cellul</text:span><text:span text:style-name="OrgSrcFontLockTypeFace">e</text:span><text:s/><text:span text:style-name="OrgSrcFontLockFunctionNameFace">obtenirElement</text:span><text:span text:style-name="OrgSrcRainbowDelimitersDepth1Face">(</text:span><text:span text:style-name="OrgSrcFontLockTypeFace">Liste</text:span><text:s/><text:span text:style-name="OrgSrcFontLockVariableNameFace">l</text:span>,<text:span text:style-name="OrgSrcFontLockTypeFace">int</text:span><text:s/><text:span text:style-name="OrgSrcFontLockVariableNameFace">i</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celluleActuelle</text:span><text:s/>=<text:s/>teteListe<text:span text:style-name="OrgSrcRainbowDelimitersDepth2Face">(</text:span>l<text:span text:style-name="OrgSrcRainbowDelimitersDepth2Face">)</text:span>;</text:p>
          <text:p text:style-name="OrgSrcBlock"><text:s/><text:s/><text:span text:style-name="OrgSrcFontLockKeywordFace">while</text:span><text:span text:style-name="OrgSrcRainbowDelimitersDepth2Face">(</text:span>celluleAtuelle<text:s/>!=<text:s/>null<text:s/>&amp;&amp;<text:s/>i<text:s/>&gt;<text:s/>0<text:span text:style-name="OrgSrcRainbowDelimitersDepth2Face">)</text:span></text:p>
          <text:p text:style-name="OrgSrcBlock"><text:s/><text:s/><text:s/><text:s/><text:span text:style-name="OrgSrcRainbowDelimitersDepth2Face">{</text:span></text:p>
          <text:p text:style-name="OrgSrcBlock"><text:s/><text:s/><text:s/><text:s/><text:s/><text:s/>i--;</text:p>
          <text:p text:style-name="OrgSrcBlock"><text:s/><text:s/><text:s/><text:s/><text:s/><text:s/>celluleActuelle<text:s/>=<text:s/>suivantCellule<text:span text:style-name="OrgSrcRainbowDelimitersDepth3Face">(</text:span>celluleActuelle<text:span text:style-name="OrgSrcRainbowDelimitersDepth3Face">)</text:span>;</text:p>
          <text:p text:style-name="OrgSrcBlock"><text:s/><text:s/><text:s/><text:s/><text:span text:style-name="OrgSrcRainbowDelimitersDepth2Face">}</text:span></text:p>
          <text:p text:style-name="OrgSrcBlock"><text:s/><text:s/><text:span text:style-name="OrgSrcFontLockKeywordFace">return</text:span><text:s/>valeurCellule<text:span text:style-name="OrgSrcRainbowDelimitersDepth2Face">(</text:span>celluleActuelle<text:span text:style-name="OrgSrcRainbowDelimitersDepth2Face">)</text:span>;</text:p>
          <text:p text:style-name="OrgSrcBlock"/>
          <text:p text:style-name="OrgSrcBlockLastLine"><text:span text:style-name="OrgSrcRainbowDelimitersDepth1Face">}</text:span></text:p>
        </text:list-item>
        <text:list-item>
          <text:p text:style-name="Text_20_body">
<text:bookmark-start text:name="OrgXref.orgf9ee797"/>
<text:bookmark text:name="orgf9ee797"/>insererElement
<text:bookmark-end text:name="OrgXref.orgf9ee797"/></text:p>
          <text:p text:style-name="OrgSrcBlock"><text:span text:style-name="OrgSrcFontLockTypeFace">List</text:span><text:span text:style-name="OrgSrcFontLockTypeFace">e</text:span><text:s/><text:span text:style-name="OrgSrcFontLockFunctionNameFace">insererElement</text:span><text:span text:style-name="OrgSrcRainbowDelimitersDepth1Face">(</text:span><text:span text:style-name="OrgSrcFontLockTypeFace">Liste</text:span><text:s/><text:span text:style-name="OrgSrcFontLockVariableNameFace">l</text:span>,<text:span text:style-name="OrgSrcFontLockTypeFace">T</text:span><text:s/><text:span text:style-name="OrgSrcFontLockVariableNameFace">val</text:span>,<text:span text:style-name="OrgSrcFontLockTypeFace">int</text:span><text:s/><text:span text:style-name="OrgSrcFontLockVariableNameFace">index</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index<text:s/>==<text:s/>0<text:span text:style-name="OrgSrcRainbowDelimitersDepth2Face">)</text:span></text:p>
          <text:p text:style-name="OrgSrcBlock"><text:s/><text:s/><text:s/><text:s/><text:span text:style-name="OrgSrcRainbowDelimitersDepth2Face">{</text:span></text:p>
          <text:p text:style-name="OrgSrcBlock"><text:s/><text:s/><text:s/><text:s/><text:s/><text:s/>insererTeteListe<text:span text:style-name="OrgSrcRainbowDelimitersDepth3Face">(</text:span>l,val<text:span text:style-name="OrgSrcRainbowDelimitersDepth3Face">)</text:span>;</text:p>
          <text:p text:style-name="OrgSrcBlock"><text:s/><text:s/><text:s/><text:s/><text:span text:style-name="OrgSrcRainbowDelimitersDepth2Face">}</text:span></text:p>
          <text:p text:style-name="OrgSrcBlock"><text:s/><text:s/><text:span text:style-name="OrgSrcFontLockKeywordFace">else</text:span><text:s/><text:span text:style-name="OrgSrcRainbowDelimitersDepth2Face">{</text:span></text:p>
          <text:p text:style-name="OrgSrcBlock"><text:s/><text:s/><text:s/><text:s/><text:span text:style-name="OrgSrcFontLockTypeFace">Cellul</text:span><text:span text:style-name="OrgSrcFontLockTypeFace">e</text:span><text:s/><text:span text:style-name="OrgSrcFontLockVariableNameFace">celluleActuelle</text:span><text:s/>=<text:s/>teteListe<text:span text:style-name="OrgSrcRainbowDelimitersDepth3Face">(</text:span>l<text:span text:style-name="OrgSrcRainbowDelimitersDepth3Face">)</text:span>;</text:p>
          <text:p text:style-name="OrgSrcBlock"><text:s/><text:s/><text:s/><text:s/><text:span text:style-name="OrgSrcFontLockKeywordFace">while</text:span><text:s/><text:span text:style-name="OrgSrcRainbowDelimitersDepth3Face">(</text:span>dernierCellule<text:span text:style-name="OrgSrcRainbowDelimitersDepth4Face">(</text:span>celluleActuelle<text:span text:style-name="OrgSrcRainbowDelimitersDepth4Face">)</text:span><text:s/>&amp;&amp;<text:s/>index<text:s/>&gt;<text:s/>1<text:span text:style-name="OrgSrcRainbowDelimitersDepth3Face">)</text:span><text:s/><text:span text:style-name="OrgSrcRainbowDelimitersDepth3Face">{</text:span></text:p>
          <text:p text:style-name="OrgSrcBlock"><text:s/><text:s/><text:s/><text:s/><text:s/><text:s/>index--;</text:p>
          <text:p text:style-name="OrgSrcBlock"><text:s/><text:s/><text:s/><text:s/><text:s/><text:s/>celluleActuelle<text:s/>=<text:s/>suivantCellule<text:span text:style-name="OrgSrcRainbowDelimitersDepth4Face">(</text:span>celluleActuelle<text:span text:style-name="OrgSrcRainbowDelimitersDepth4Face">)</text:span>;</text:p>
          <text:p text:style-name="OrgSrcBlock"><text:s/><text:s/><text:s/><text:s/><text:span text:style-name="OrgSrcRainbowDelimitersDepth3Face">}</text:span></text:p>
          <text:p text:style-name="OrgSrcBlock"><text:s/><text:s/><text:s/><text:s/><text:span text:style-name="OrgSrcFontLockTypeFace">Cellul</text:span><text:span text:style-name="OrgSrcFontLockTypeFace">e</text:span><text:s/><text:span text:style-name="OrgSrcFontLockVariableNameFace">celluleSuivante</text:span><text:s/>=<text:s/>suivantCellule<text:span text:style-name="OrgSrcRainbowDelimitersDepth3Face">(</text:span>celluleActuelle<text:span text:style-name="OrgSrcRainbowDelimitersDepth3Face">)</text:span>;</text:p>
          <text:p text:style-name="OrgSrcBlock"><text:s/><text:s/><text:s/><text:s/>insererSuivantCellule<text:span text:style-name="OrgSrcRainbowDelimitersDepth3Face">(</text:span>celluleActuelle,creerCellule<text:span text:style-name="OrgSrcRainbowDelimitersDepth4Face">(</text:span><text:span text:style-name="OrgSrcRainbowDelimitersDepth4Face">)</text:span><text:span text:style-name="OrgSrcRainbowDelimitersDepth3Face">)</text:span>;</text:p>
          <text:p text:style-name="OrgSrcBlock"><text:s/><text:s/><text:s/><text:s/>suivantCellule<text:span text:style-name="OrgSrcRainbowDelimitersDepth3Face">(</text:span>celluleActuelle<text:span text:style-name="OrgSrcRainbowDelimitersDepth3Face">)</text:span>.val<text:s/>=<text:s/>val;</text:p>
          <text:p text:style-name="OrgSrcBlock"><text:s/><text:s/><text:s/><text:s/>insererSuivantCellule<text:span text:style-name="OrgSrcRainbowDelimitersDepth3Face">(</text:span>suivantCellule<text:span text:style-name="OrgSrcRainbowDelimitersDepth4Face">(</text:span>celluleActuelle<text:span text:style-name="OrgSrcRainbowDelimitersDepth4Face">)</text:span>,celluleSuivante<text:span text:style-name="OrgSrcRainbowDelimitersDepth3Face">)</text:span></text:p>
          <text:p text:style-name="OrgSrcBlock"><text:s/><text:s/><text:span text:style-name="OrgSrcRainbowDelimitersDepth2Face">}</text:span></text:p>
          <text:p text:style-name="OrgSrcBlock"><text:s/><text:s/><text:span text:style-name="OrgSrcFontLockKeywordFace">return</text:span><text:s/>l;</text:p>
          <text:p text:style-name="OrgSrcBlockLastLine"><text:span text:style-name="OrgSrcRainbowDelimitersDepth1Face">}</text:span></text:p>
        </text:list-item>
        <text:list-item>
          <text:p text:style-name="Text_20_body">
<text:bookmark-start text:name="OrgXref.org7b27d33"/>
<text:bookmark text:name="org7b27d33"/>supprimerElement
<text:bookmark-end text:name="OrgXref.org7b27d33"/></text:p>
          <text:p text:style-name="OrgSrcBlock"><text:span text:style-name="OrgSrcFontLockTypeFace">List</text:span><text:span text:style-name="OrgSrcFontLockTypeFace">e</text:span><text:s/><text:span text:style-name="OrgSrcFontLockFunctionNameFace">supprimerElement</text:span><text:span text:style-name="OrgSrcRainbowDelimitersDepth1Face">(</text:span><text:span text:style-name="OrgSrcFontLockTypeFace">Liste</text:span><text:s/><text:span text:style-name="OrgSrcFontLockVariableNameFace">l</text:span>,<text:span text:style-name="OrgSrcFontLockTypeFace">int</text:span><text:s/><text:span text:style-name="OrgSrcFontLockVariableNameFace">index</text:span><text:span text:style-name="OrgSrcRainbowDelimitersDepth1Face">)</text:span></text:p>
          <text:p text:style-name="OrgSrcBlock"><text:span text:style-name="OrgSrcRainbowDelimitersDepth1Face">{</text:span></text:p>
          <text:p text:style-name="OrgSrcBlock"><text:s/><text:s/><text:span text:style-name="OrgSrcFontLockKeywordFace">if</text:span><text:span text:style-name="OrgSrcRainbowDelimitersDepth2Face">(</text:span>index<text:s/>==<text:s/>0<text:span text:style-name="OrgSrcRainbowDelimitersDepth2Face">)</text:span></text:p>
          <text:p text:style-name="OrgSrcBlock"><text:s/><text:s/><text:s/><text:s/><text:span text:style-name="OrgSrcRainbowDelimitersDepth2Face">{</text:span></text:p>
          <text:p text:style-name="OrgSrcBlock"><text:s/><text:s/><text:s/><text:s/><text:s/><text:s/><text:span text:style-name="OrgSrcFontLockKeywordFace">return</text:span><text:s/>supprimerTeteListe<text:span text:style-name="OrgSrcRainbowDelimitersDepth3Face">(</text:span>l<text:span text:style-name="OrgSrcRainbowDelimitersDepth3Face">)</text:span>;</text:p>
          <text:p text:style-name="OrgSrcBlock"><text:s/><text:s/><text:s/><text:s/><text:span text:style-name="OrgSrcRainbowDelimitersDepth2Face">}</text:span></text:p>
          <text:p text:style-name="OrgSrcBlock"><text:s/><text:s/><text:span text:style-name="OrgSrcFontLockKeywordFace">else</text:span><text:s/><text:span text:style-name="OrgSrcRainbowDelimitersDepth2Face">{</text:span></text:p>
          <text:p text:style-name="OrgSrcBlock"><text:s/><text:s/><text:s/><text:s/><text:span text:style-name="OrgSrcFontLockTypeFace">Cellul</text:span><text:span text:style-name="OrgSrcFontLockTypeFace">e</text:span><text:s/><text:span text:style-name="OrgSrcFontLockVariableNameFace">celluleActuelle</text:span><text:s/>=<text:s/>teteListe<text:span text:style-name="OrgSrcRainbowDelimitersDepth3Face">(</text:span>l<text:span text:style-name="OrgSrcRainbowDelimitersDepth3Face">)</text:span>;</text:p>
          <text:p text:style-name="OrgSrcBlock"><text:s/><text:s/><text:s/><text:s/><text:span text:style-name="OrgSrcFontLockKeywordFace">while</text:span><text:span text:style-name="OrgSrcRainbowDelimitersDepth3Face">(</text:span>dernierCellule<text:span text:style-name="OrgSrcRainbowDelimitersDepth4Face">(</text:span>celluleActuelle<text:span text:style-name="OrgSrcRainbowDelimitersDepth4Face">)</text:span><text:s/>!=<text:s/>null<text:s/>&amp;&amp;<text:s/>i<text:s/>&gt;<text:s/>1<text:span text:style-name="OrgSrcRainbowDelimitersDepth3Face">)</text:span></text:p>
          <text:p text:style-name="OrgSrcBlock"><text:s/><text:s/><text:s/><text:s/><text:s/><text:s/><text:span text:style-name="OrgSrcRainbowDelimitersDepth3Face">{</text:span></text:p>
          <text:p text:style-name="OrgSrcBlock"><text:s/><text:s/><text:s/><text:s/><text:s/><text:s/><text:s/><text:s/>i--;</text:p>
          <text:p text:style-name="OrgSrcBlock"><text:s/><text:s/><text:s/><text:s/><text:s/><text:s/><text:s/><text:s/>celluleActuelle<text:s/>=<text:s/>suivantCellule<text:span text:style-name="OrgSrcRainbowDelimitersDepth4Face">(</text:span>celluleActuelle<text:span text:style-name="OrgSrcRainbowDelimitersDepth4Face">)</text:span>;</text:p>
          <text:p text:style-name="OrgSrcBlock"><text:s/><text:s/><text:s/><text:s/><text:s/><text:s/><text:span text:style-name="OrgSrcRainbowDelimitersDepth3Face">}</text:span></text:p>
          <text:p text:style-name="OrgSrcBlock"><text:s/><text:s/><text:s/><text:s/><text:span text:style-name="OrgSrcFontLockKeywordFace">if</text:span><text:s/><text:span text:style-name="OrgSrcRainbowDelimitersDepth3Face">(</text:span>index<text:s/>==<text:s/>1<text:span text:style-name="OrgSrcRainbowDelimitersDepth3Face">)</text:span><text:s/><text:span text:style-name="OrgSrcRainbowDelimitersDepth3Face">{</text:span></text:p>
          <text:p text:style-name="OrgSrcBlock"><text:s/><text:s/><text:s/><text:s/><text:s/><text:s/><text:span text:style-name="OrgSrcFontLockTypeFace">Cellul</text:span><text:span text:style-name="OrgSrcFontLockTypeFace">e</text:span><text:s/><text:span text:style-name="OrgSrcFontLockVariableNameFace">celluleASupprimer</text:span><text:s/>=<text:s/>suivantCellule<text:span text:style-name="OrgSrcRainbowDelimitersDepth4Face">(</text:span>celluleActuelle<text:span text:style-name="OrgSrcRainbowDelimitersDepth4Face">)</text:span>;</text:p>
          <text:p text:style-name="OrgSrcBlock"><text:s/><text:s/><text:s/><text:s/><text:s/><text:s/>insererSuivantCellule<text:span text:style-name="OrgSrcRainbowDelimitersDepth4Face">(</text:span>celluleActuelle,suivantCellule<text:span text:style-name="OrgSrcRainbowDelimitersDepth5Face">(</text:span>celluleASupprimer<text:span text:style-name="OrgSrcRainbowDelimitersDepth5Face">)</text:span><text:span text:style-name="OrgSrcRainbowDelimitersDepth4Face">)</text:span>;</text:p>
          <text:p text:style-name="OrgSrcBlock"><text:s/><text:s/><text:s/><text:s/><text:s/><text:s/>free<text:span text:style-name="OrgSrcRainbowDelimitersDepth4Face">(</text:span>celluleASupprimer<text:span text:style-name="OrgSrcRainbowDelimitersDepth4Face">)</text:span>;</text:p>
          <text:p text:style-name="OrgSrcBlock"><text:s/><text:s/><text:s/><text:s/><text:span text:style-name="OrgSrcRainbowDelimitersDepth3Face">}</text:span></text:p>
          <text:p text:style-name="OrgSrcBlock"><text:s/><text:s/><text:s/><text:s/><text:span text:style-name="OrgSrcFontLockKeywordFace">return</text:span><text:s/>l;</text:p>
          <text:p text:style-name="OrgSrcBlock"><text:s/><text:s/><text:span text:style-name="OrgSrcRainbowDelimitersDepth2Face">}</text:span></text:p>
          <text:p text:style-name="OrgSrcBlockLastLine"><text:span text:style-name="OrgSrcRainbowDelimitersDepth1Face">}</text:span></text:p>
        </text:list-item>
      </text:list>
      <text:h text:style-name="Heading_20_2" text:outline-level="2" text:is-list-header="false">
<text:bookmark-start text:name="OrgXref.org65fa229"/>
<text:bookmark text:name="org65fa229"/>QUESTION 3
<text:bookmark-end text:name="OrgXref.org65fa229"/></text:h>
      <text:p text:style-name="Text_20_body">Pour avoir une liste chainée bi-directionelle, il faudrait rajouter dans la cellule une variable prec pour stocker la position de la cellule précédente (de la même façon que pour la variable suiv)
ainsi que des méthodes precedenteCellule() et insertionPrecedenteCellule() qui vont modifier de la même façon que suiv la variable prec.
</text:p>
      <text:p text:style-name="Text_20_body">De plus partout ou on a modifié notre variable suiv, il faudrait modifier la variable prec de la cellule qui suit (sauf si le suivant est null) (ex insertionSuivantCellule(c1,c2) -&gt; insertionPrecedentCellule(c2,c1)).
</text:p>
      <text:p text:style-name="Text_20_body">Pour la liste chainée circulaire (pas bi-directionelle) il faudra remplacer tous nos null par la valeur de la tete de liste (par exemple lorsqu'on on regardait si notre cellule et la dernière, il faudra faire suivantCellule(celluleActuelle) == teteListe(l)). Il faudra aussi bien penser lors de l'ajout d'un element qui se retrouve être le dernier ou le premier de la liste qu'on doit avoir la variable suiv du dernier bien modifié, de même lorqu'on supprime la tête (ce qui va consister à modifier inserer/supprimerTeteListe et rajouter une condition lorsque on ajoute/supprime le dernier element si on a défini les méthodes obtenir/supprimerElement comme dans la question 2 ainsi que la méthode queue) .  
</text:p>
      <text:h text:style-name="Heading_20_1" text:outline-level="1" text:is-list-header="false">
<text:bookmark-start text:name="OrgXref.org905e696"/>
<text:bookmark text:name="org905e696"/>Exo 2
<text:bookmark-end text:name="OrgXref.org905e696"/></text:h>
      <text:p text:style-name="Text_20_body">cette algorithme va renverser une liste.
</text:p>
      <text:h text:style-name="Heading_20_1" text:outline-level="1" text:is-list-header="false">
<text:bookmark-start text:name="OrgXref.org2685872"/>
<text:bookmark text:name="org2685872"/>Exo 3
<text:bookmark-end text:name="OrgXref.org2685872"/></text:h>
      <text:p text:style-name="Text_20_body">Tout en O(1);
</text:p>
      <text:h text:style-name="Heading_20_2" text:outline-level="2" text:is-list-header="false">
<text:bookmark-start text:name="OrgXref.orgc81dd45"/>
<text:bookmark text:name="orgc81dd45"/>QUESTION 1
<text:bookmark-end text:name="OrgXref.orgc81dd45"/></text:h>
      <text:p text:style-name="Text_20_body">Le seul moyen pour avoir une concaténation de deux liste en temps O(1) et d'avoir des listes circulaires. En effet on va faire : 
(on suppose que insererPrecedentCellule ~= insererSuivantCellule 
 et precedentCellule ~= suivantCellule.
 la seule différence étant qu'il modifie la valeur qui représente la cellule précédente). 
</text:p>
      <text:p text:style-name="OrgSrcBlock"><text:s/><text:s/><text:span text:style-name="OrgSrcFontLockTypeFace">voi</text:span><text:span text:style-name="OrgSrcFontLockTypeFace">d</text:span><text:s/><text:span text:style-name="OrgSrcFontLockFunctionNameFace">concatenation</text:span><text:span text:style-name="OrgSrcRainbowDelimitersDepth1Face">(</text:span><text:span text:style-name="OrgSrcFontLockTypeFace">Liste</text:span><text:s/><text:span text:style-name="OrgSrcFontLockVariableNameFace">l1</text:span>,<text:span text:style-name="OrgSrcFontLockTypeFace">Liste</text:span><text:s/><text:span text:style-name="OrgSrcFontLockVariableNameFace">l2</text:span><text:span text:style-name="OrgSrcRainbowDelimitersDepth1Face">)</text:span></text:p>
      <text:p text:style-name="OrgSrcBlock"><text:span text:style-name="OrgSrcRainbowDelimitersDepth1Face">{</text:span></text:p>
      <text:p text:style-name="OrgSrcBlock"><text:s/><text:s/>insererSuivantCellule<text:span text:style-name="OrgSrcRainbowDelimitersDepth2Face">(</text:span>precedentCellule<text:span text:style-name="OrgSrcRainbowDelimitersDepth3Face">(</text:span>teteListe<text:span text:style-name="OrgSrcRainbowDelimitersDepth4Face">(</text:span>l1<text:span text:style-name="OrgSrcRainbowDelimitersDepth4Face">)</text:span><text:span text:style-name="OrgSrcRainbowDelimitersDepth3Face">)</text:span>,teteListe<text:span text:style-name="OrgSrcRainbowDelimitersDepth3Face">(</text:span>l2<text:span text:style-name="OrgSrcRainbowDelimitersDepth3Face">)</text:span><text:span text:style-name="OrgSrcRainbowDelimitersDepth2Face">)</text:span>;</text:p>
      <text:p text:style-name="OrgSrcBlock"><text:s/><text:s/>insererSuivantCellule<text:span text:style-name="OrgSrcRainbowDelimitersDepth2Face">(</text:span>precedentCellule<text:span text:style-name="OrgSrcRainbowDelimitersDepth3Face">(</text:span>teteListe<text:span text:style-name="OrgSrcRainbowDelimitersDepth4Face">(</text:span>l2<text:span text:style-name="OrgSrcRainbowDelimitersDepth4Face">)</text:span><text:span text:style-name="OrgSrcRainbowDelimitersDepth3Face">)</text:span>,teteListe<text:span text:style-name="OrgSrcRainbowDelimitersDepth3Face">(</text:span>l1<text:span text:style-name="OrgSrcRainbowDelimitersDepth3Face">)</text:span><text:span text:style-name="OrgSrcRainbowDelimitersDepth2Face">)</text:span>;</text:p>
      <text:p text:style-name="OrgSrcBlock"/>
      <text:p text:style-name="OrgSrcBlock"><text:s/><text:s/><text:span text:style-name="OrgSrcFontLockTypeFace">Cellul</text:span><text:span text:style-name="OrgSrcFontLockTypeFace">e</text:span><text:s/><text:span text:style-name="OrgSrcFontLockVariableNameFace">ancienDernierL1</text:span><text:s/>=<text:s/>precedentCellule<text:span text:style-name="OrgSrcRainbowDelimitersDepth2Face">(</text:span>teteListe<text:span text:style-name="OrgSrcRainbowDelimitersDepth3Face">(</text:span>l1<text:span text:style-name="OrgSrcRainbowDelimitersDepth3Face">)</text:span><text:span text:style-name="OrgSrcRainbowDelimitersDepth2Face">)</text:span>;</text:p>
      <text:p text:style-name="OrgSrcBlock"/>
      <text:p text:style-name="OrgSrcBlock"><text:s/><text:s/>insererPrecedentCellule<text:span text:style-name="OrgSrcRainbowDelimitersDepth2Face">(</text:span>teteListe<text:span text:style-name="OrgSrcRainbowDelimitersDepth3Face">(</text:span>l1<text:span text:style-name="OrgSrcRainbowDelimitersDepth3Face">)</text:span>,precedentCellule<text:span text:style-name="OrgSrcRainbowDelimitersDepth3Face">(</text:span>teteListe<text:span text:style-name="OrgSrcRainbowDelimitersDepth4Face">(</text:span>l2<text:span text:style-name="OrgSrcRainbowDelimitersDepth4Face">)</text:span><text:span text:style-name="OrgSrcRainbowDelimitersDepth3Face">)</text:span><text:span text:style-name="OrgSrcRainbowDelimitersDepth2Face">)</text:span>;</text:p>
      <text:p text:style-name="OrgSrcBlock"><text:s/><text:s/>insererPrecedentCellule<text:span text:style-name="OrgSrcRainbowDelimitersDepth2Face">(</text:span>teteListe<text:span text:style-name="OrgSrcRainbowDelimitersDepth3Face">(</text:span>l2<text:span text:style-name="OrgSrcRainbowDelimitersDepth3Face">)</text:span>,ancienDernierL1<text:span text:style-name="OrgSrcRainbowDelimitersDepth2Face">)</text:span>;</text:p>
      <text:p text:style-name="OrgSrcBlockLastLine"><text:span text:style-name="OrgSrcRainbowDelimitersDepth1Face">}</text:span><text:s/></text:p>
      <text:h text:style-name="Heading_20_2" text:outline-level="2" text:is-list-header="false">
<text:bookmark-start text:name="OrgXref.org8f17eaa"/>
<text:bookmark text:name="org8f17eaa"/>QUESTION 2
<text:bookmark-end text:name="OrgXref.org8f17eaa"/></text:h>
      <text:h text:style-name="Heading_20_2" text:outline-level="2" text:is-list-header="false">
<text:bookmark-start text:name="OrgXref.org7dacbc6"/>
<text:bookmark text:name="org7dacbc6"/>QUESTION 3
<text:bookmark-end text:name="OrgXref.org7dacbc6"/></text:h>
      <text:h text:style-name="Heading_20_3" text:outline-level="3" text:is-list-header="false">
<text:bookmark-start text:name="OrgXref.org9a5cbcd"/>
<text:bookmark text:name="org9a5cbcd"/>PILE (est donc composée d'une liste l);
<text:bookmark-end text:name="OrgXref.org9a5cbcd"/></text:h>
      <text:list text:style-name="OrgNumberedList" text:continue-numbering="false">
        <text:list-item>
          <text:p text:style-name="Text_20_body">
<text:bookmark-start text:name="OrgXref.org52bb173"/>
<text:bookmark text:name="org52bb173"/>creerPile
<text:bookmark-end text:name="OrgXref.org52bb173"/></text:p>
          <text:p text:style-name="OrgSrcBlock"><text:s/><text:s/><text:span text:style-name="OrgSrcFontLockTypeFace">Pil</text:span><text:span text:style-name="OrgSrcFontLockTypeFace">e</text:span><text:s/><text:span text:style-name="OrgSrcFontLockFunctionNameFace">creerPile</text:span><text:span text:style-name="OrgSrcRainbowDelimitersDepth1Face">(</text:span><text:span text:style-name="OrgSrcRainbowDelimitersDepth1Face">)</text:span></text:p>
          <text:p text:style-name="OrgSrcBlock"><text:span text:style-name="OrgSrcRainbowDelimitersDepth1Face">{</text:span></text:p>
          <text:p text:style-name="OrgSrcBlock"><text:s/><text:s/><text:span text:style-name="OrgSrcFontLockTypeFace">Pil</text:span><text:span text:style-name="OrgSrcFontLockTypeFace">e</text:span><text:s/><text:span text:style-name="OrgSrcFontLockVariableNameFace">p</text:span><text:s/>=<text:s/>new<text:s/>Pile<text:span text:style-name="OrgSrcRainbowDelimitersDepth2Face">(</text:span><text:span text:style-name="OrgSrcRainbowDelimitersDepth2Face">)</text:span>;</text:p>
          <text:p text:style-name="OrgSrcBlock"><text:s/><text:s/>p.l<text:s/>=<text:s/>creerListe<text:span text:style-name="OrgSrcRainbowDelimitersDepth2Face">(</text:span><text:span text:style-name="OrgSrcRainbowDelimitersDepth2Face">)</text:span>;</text:p>
          <text:p text:style-name="OrgSrcBlock"><text:s/><text:s/><text:span text:style-name="OrgSrcFontLockKeywordFace">return</text:span><text:s/>p;</text:p>
          <text:p text:style-name="OrgSrcBlockLastLine"><text:span text:style-name="OrgSrcRainbowDelimitersDepth1Face">}</text:span></text:p>
        </text:list-item>
        <text:list-item>
          <text:p text:style-name="Text_20_body">
<text:bookmark-start text:name="OrgXref.orgd33c283"/>
<text:bookmark text:name="orgd33c283"/>estVide
<text:bookmark-end text:name="OrgXref.orgd33c283"/></text:p>
          <text:p text:style-name="OrgSrcBlock"><text:span text:style-name="OrgSrcFontLockTypeFace">boo</text:span><text:span text:style-name="OrgSrcFontLockTypeFace">l</text:span><text:s/><text:span text:style-name="OrgSrcFontLockFunctionNameFace">estVide</text:span><text:span text:style-name="OrgSrcRainbowDelimitersDepth1Face">(</text:span><text:span text:style-name="OrgSrcFontLockTypeFace">Pile</text:span><text:s/><text:span text:style-name="OrgSrcFontLockVariableNameFace">p</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estVideListe<text:span text:style-name="OrgSrcRainbowDelimitersDepth2Face">(</text:span>p.l<text:span text:style-name="OrgSrcRainbowDelimitersDepth2Face">)</text:span>;</text:p>
          <text:p text:style-name="OrgSrcBlockLastLine"><text:span text:style-name="OrgSrcRainbowDelimitersDepth1Face">}</text:span></text:p>
          <text:p text:style-name="OrgSrcBlockLastLine"/>
        </text:list-item>
        <text:list-item>
          <text:p text:style-name="Text_20_body">
<text:bookmark-start text:name="OrgXref.org87b6f40"/>
<text:bookmark text:name="org87b6f40"/>empiler
<text:bookmark-end text:name="OrgXref.org87b6f40"/></text:p>
          <text:p text:style-name="OrgSrcBlock"><text:span text:style-name="OrgSrcFontLockTypeFace">Pil</text:span><text:span text:style-name="OrgSrcFontLockTypeFace">e</text:span><text:s/><text:span text:style-name="OrgSrcFontLockFunctionNameFace">empiler</text:span><text:span text:style-name="OrgSrcRainbowDelimitersDepth1Face">(</text:span><text:span text:style-name="OrgSrcFontLockTypeFace">Pile</text:span><text:s/><text:span text:style-name="OrgSrcFontLockVariableNameFace">p</text:span>,<text:span text:style-name="OrgSrcFontLockTypeFace">T</text:span><text:s/><text:span text:style-name="OrgSrcFontLockVariableNameFace">val</text:span><text:span text:style-name="OrgSrcRainbowDelimitersDepth1Face">)</text:span></text:p>
          <text:p text:style-name="OrgSrcBlock"><text:span text:style-name="OrgSrcRainbowDelimitersDepth1Face">{</text:span></text:p>
          <text:p text:style-name="OrgSrcBlock"><text:s/><text:s/>insererTeteListe<text:span text:style-name="OrgSrcRainbowDelimitersDepth2Face">(</text:span>p.l,val<text:span text:style-name="OrgSrcRainbowDelimitersDepth2Face">)</text:span>;</text:p>
          <text:p text:style-name="OrgSrcBlock"><text:s/><text:s/><text:span text:style-name="OrgSrcFontLockKeywordFace">return</text:span><text:s/>p;</text:p>
          <text:p text:style-name="OrgSrcBlockLastLine"><text:span text:style-name="OrgSrcRainbowDelimitersDepth1Face">}</text:span></text:p>
        </text:list-item>
        <text:list-item>
          <text:p text:style-name="Text_20_body">
<text:bookmark-start text:name="OrgXref.org62a5216"/>
<text:bookmark text:name="org62a5216"/>depiler
<text:bookmark-end text:name="OrgXref.org62a5216"/></text:p>
          <text:p text:style-name="OrgSrcBlock"><text:span text:style-name="OrgSrcFontLockTypeFace">Pil</text:span><text:span text:style-name="OrgSrcFontLockTypeFace">e</text:span><text:s/><text:span text:style-name="OrgSrcFontLockFunctionNameFace">depiler</text:span><text:span text:style-name="OrgSrcRainbowDelimitersDepth1Face">(</text:span><text:span text:style-name="OrgSrcFontLockTypeFace">Pile</text:span><text:s/><text:span text:style-name="OrgSrcFontLockVariableNameFace">p</text:span><text:span text:style-name="OrgSrcRainbowDelimitersDepth1Face">)</text:span></text:p>
          <text:p text:style-name="OrgSrcBlock"><text:span text:style-name="OrgSrcRainbowDelimitersDepth1Face">{</text:span></text:p>
          <text:p text:style-name="OrgSrcBlock"><text:s/><text:s/>supprimerTeteListe<text:span text:style-name="OrgSrcRainbowDelimitersDepth2Face">(</text:span>p.l<text:span text:style-name="OrgSrcRainbowDelimitersDepth2Face">)</text:span>;</text:p>
          <text:p text:style-name="OrgSrcBlock"><text:s/><text:s/><text:span text:style-name="OrgSrcFontLockKeywordFace">return</text:span><text:s/>p;</text:p>
          <text:p text:style-name="OrgSrcBlockLastLine"><text:span text:style-name="OrgSrcRainbowDelimitersDepth1Face">}</text:span></text:p>
        </text:list-item>
        <text:list-item>
          <text:p text:style-name="Text_20_body">
<text:bookmark-start text:name="OrgXref.org5b7aaad"/>
<text:bookmark text:name="org5b7aaad"/>sommet
<text:bookmark-end text:name="OrgXref.org5b7aaad"/></text:p>
          <text:p text:style-name="OrgSrcBlock"><text:span text:style-name="OrgSrcFontLockTypeFace">T</text:span><text:s/><text:span text:style-name="OrgSrcFontLockFunctionNameFace">sommet</text:span><text:span text:style-name="OrgSrcRainbowDelimitersDepth1Face">(</text:span><text:span text:style-name="OrgSrcFontLockTypeFace">Pile</text:span><text:s/><text:span text:style-name="OrgSrcFontLockVariableNameFace">p</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valeurCellule<text:span text:style-name="OrgSrcRainbowDelimitersDepth2Face">(</text:span>teteListe<text:span text:style-name="OrgSrcRainbowDelimitersDepth3Face">(</text:span>p.l<text:span text:style-name="OrgSrcRainbowDelimitersDepth3Face">)</text:span><text:span text:style-name="OrgSrcRainbowDelimitersDepth2Face">)</text:span>;</text:p>
          <text:p text:style-name="OrgSrcBlockLastLine"><text:span text:style-name="OrgSrcRainbowDelimitersDepth1Face">}</text:span></text:p>
        </text:list-item>
      </text:list>
      <text:h text:style-name="Heading_20_3" text:outline-level="3" text:is-list-header="false">
<text:bookmark-start text:name="OrgXref.orgb8bbd08"/>
<text:bookmark text:name="orgb8bbd08"/>FILE (est donc composée d'une liste l);
<text:bookmark-end text:name="OrgXref.orgb8bbd08"/></text:h>
      <text:list text:style-name="OrgNumberedList" text:continue-numbering="false">
        <text:list-item>
          <text:p text:style-name="Text_20_body">
<text:bookmark-start text:name="OrgXref.orge741be3"/>
<text:bookmark text:name="orge741be3"/>creerFile
<text:bookmark-end text:name="OrgXref.orge741be3"/></text:p>
          <text:p text:style-name="OrgSrcBlock"><text:s/><text:s/><text:span text:style-name="OrgSrcFontLockTypeFace">Pil</text:span><text:span text:style-name="OrgSrcFontLockTypeFace">e</text:span><text:s/><text:span text:style-name="OrgSrcFontLockFunctionNameFace">creerFile</text:span><text:span text:style-name="OrgSrcRainbowDelimitersDepth1Face">(</text:span><text:span text:style-name="OrgSrcRainbowDelimitersDepth1Face">)</text:span></text:p>
          <text:p text:style-name="OrgSrcBlock"><text:span text:style-name="OrgSrcRainbowDelimitersDepth1Face">{</text:span></text:p>
          <text:p text:style-name="OrgSrcBlock"><text:s/><text:s/><text:span text:style-name="OrgSrcFontLockTypeFace">Fil</text:span><text:span text:style-name="OrgSrcFontLockTypeFace">e</text:span><text:s/><text:span text:style-name="OrgSrcFontLockVariableNameFace">f</text:span><text:s/>=<text:s/>new<text:s/>File<text:span text:style-name="OrgSrcRainbowDelimitersDepth2Face">(</text:span><text:span text:style-name="OrgSrcRainbowDelimitersDepth2Face">)</text:span>;</text:p>
          <text:p text:style-name="OrgSrcBlock"><text:s/><text:s/>f.l<text:s/>=<text:s/>creerListe<text:span text:style-name="OrgSrcRainbowDelimitersDepth2Face">(</text:span><text:span text:style-name="OrgSrcRainbowDelimitersDepth2Face">)</text:span>;</text:p>
          <text:p text:style-name="OrgSrcBlock"><text:s/><text:s/><text:span text:style-name="OrgSrcFontLockKeywordFace">return</text:span><text:s/>f;</text:p>
          <text:p text:style-name="OrgSrcBlockLastLine"><text:span text:style-name="OrgSrcRainbowDelimitersDepth1Face">}</text:span></text:p>
        </text:list-item>
        <text:list-item>
          <text:p text:style-name="Text_20_body">
<text:bookmark-start text:name="OrgXref.org48ba445"/>
<text:bookmark text:name="org48ba445"/>estVide
<text:bookmark-end text:name="OrgXref.org48ba445"/></text:p>
          <text:p text:style-name="OrgSrcBlock"><text:span text:style-name="OrgSrcFontLockTypeFace">boo</text:span><text:span text:style-name="OrgSrcFontLockTypeFace">l</text:span><text:s/><text:span text:style-name="OrgSrcFontLockFunctionNameFace">estVide</text:span><text:span text:style-name="OrgSrcRainbowDelimitersDepth1Face">(</text:span><text:span text:style-name="OrgSrcFontLockTypeFace">File</text:span><text:s/><text:span text:style-name="OrgSrcFontLockVariableNameFace">f</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estVideListe<text:span text:style-name="OrgSrcRainbowDelimitersDepth2Face">(</text:span>f.l<text:span text:style-name="OrgSrcRainbowDelimitersDepth2Face">)</text:span>;</text:p>
          <text:p text:style-name="OrgSrcBlockLastLine"><text:span text:style-name="OrgSrcRainbowDelimitersDepth1Face">}</text:span></text:p>
          <text:p text:style-name="OrgSrcBlockLastLine"/>
        </text:list-item>
        <text:list-item>
          <text:p text:style-name="Text_20_body">
<text:bookmark-start text:name="OrgXref.org7db8172"/>
<text:bookmark text:name="org7db8172"/>emfiler
<text:bookmark-end text:name="OrgXref.org7db8172"/></text:p>
          <text:p text:style-name="OrgSrcBlock"><text:span text:style-name="OrgSrcFontLockTypeFace">Fil</text:span><text:span text:style-name="OrgSrcFontLockTypeFace">e</text:span><text:s/><text:span text:style-name="OrgSrcFontLockFunctionNameFace">empiler</text:span><text:span text:style-name="OrgSrcRainbowDelimitersDepth1Face">(</text:span><text:span text:style-name="OrgSrcFontLockTypeFace">File</text:span><text:s/><text:span text:style-name="OrgSrcFontLockVariableNameFace">f</text:span>,<text:span text:style-name="OrgSrcFontLockTypeFace">T</text:span><text:s/><text:span text:style-name="OrgSrcFontLockVariableNameFace">val</text:span><text:span text:style-name="OrgSrcRainbowDelimitersDepth1Face">)</text:span></text:p>
          <text:p text:style-name="OrgSrcBlock"><text:span text:style-name="OrgSrcRainbowDelimitersDepth1Face">{</text:span></text:p>
          <text:p text:style-name="OrgSrcBlock"><text:s/><text:s/>insererTeteListe<text:span text:style-name="OrgSrcRainbowDelimitersDepth2Face">(</text:span>f.l,val<text:span text:style-name="OrgSrcRainbowDelimitersDepth2Face">)</text:span>;</text:p>
          <text:p text:style-name="OrgSrcBlock"><text:s/><text:s/><text:span text:style-name="OrgSrcFontLockKeywordFace">return</text:span><text:s/>f;</text:p>
          <text:p text:style-name="OrgSrcBlockLastLine"><text:span text:style-name="OrgSrcRainbowDelimitersDepth1Face">}</text:span></text:p>
        </text:list-item>
        <text:list-item>
          <text:p text:style-name="Text_20_body">
<text:bookmark-start text:name="OrgXref.org5d5ad3d"/>
<text:bookmark text:name="org5d5ad3d"/>defiler
<text:bookmark-end text:name="OrgXref.org5d5ad3d"/></text:p>
          <text:p text:style-name="OrgSrcBlock"><text:span text:style-name="OrgSrcFontLockTypeFace">Fil</text:span><text:span text:style-name="OrgSrcFontLockTypeFace">e</text:span><text:s/><text:span text:style-name="OrgSrcFontLockFunctionNameFace">defiler</text:span><text:span text:style-name="OrgSrcRainbowDelimitersDepth1Face">(</text:span><text:span text:style-name="OrgSrcFontLockTypeFace">File</text:span><text:s/><text:span text:style-name="OrgSrcFontLockVariableNameFace">f</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derniereCellule</text:span><text:s/>=<text:s/>precedentCellule<text:span text:style-name="OrgSrcRainbowDelimitersDepth2Face">(</text:span>teteListe<text:span text:style-name="OrgSrcRainbowDelimitersDepth3Face">(</text:span>f.l<text:span text:style-name="OrgSrcRainbowDelimitersDepth3Face">)</text:span><text:span text:style-name="OrgSrcRainbowDelimitersDepth2Face">)</text:span>;</text:p>
          <text:p text:style-name="OrgSrcBlock"><text:s/><text:s/>inserersuivantCellule<text:span text:style-name="OrgSrcRainbowDelimitersDepth2Face">(</text:span>precedentCellule<text:span text:style-name="OrgSrcRainbowDelimitersDepth3Face">(</text:span>precedentCellule<text:span text:style-name="OrgSrcRainbowDelimitersDepth4Face">(</text:span>teteListe<text:span text:style-name="OrgSrcRainbowDelimitersDepth5Face">(</text:span>f.l<text:span text:style-name="OrgSrcRainbowDelimitersDepth5Face">)</text:span><text:span text:style-name="OrgSrcRainbowDelimitersDepth4Face">)</text:span><text:span text:style-name="OrgSrcRainbowDelimitersDepth3Face">)</text:span>,teteListe<text:span text:style-name="OrgSrcRainbowDelimitersDepth3Face">(</text:span>f.l<text:span text:style-name="OrgSrcRainbowDelimitersDepth3Face">)</text:span><text:span text:style-name="OrgSrcRainbowDelimitersDepth2Face">)</text:span>;</text:p>
          <text:p text:style-name="OrgSrcBlock"><text:s/><text:s/>free<text:span text:style-name="OrgSrcRainbowDelimitersDepth2Face">(</text:span>derniereCellule<text:span text:style-name="OrgSrcRainbowDelimitersDepth2Face">)</text:span>;</text:p>
          <text:p text:style-name="OrgSrcBlock"><text:s/><text:s/><text:span text:style-name="OrgSrcFontLockKeywordFace">return</text:span><text:s/>f;</text:p>
          <text:p text:style-name="OrgSrcBlockLastLine"><text:span text:style-name="OrgSrcRainbowDelimitersDepth1Face">}</text:span></text:p>
        </text:list-item>
        <text:list-item>
          <text:p text:style-name="Text_20_body">
<text:bookmark-start text:name="OrgXref.org5c923e9"/>
<text:bookmark text:name="org5c923e9"/>teteFile
<text:bookmark-end text:name="OrgXref.org5c923e9"/></text:p>
          <text:p text:style-name="OrgSrcBlock"><text:span text:style-name="OrgSrcFontLockTypeFace">T</text:span><text:s/><text:span text:style-name="OrgSrcFontLockFunctionNameFace">teteFile</text:span><text:span text:style-name="OrgSrcRainbowDelimitersDepth1Face">(</text:span><text:span text:style-name="OrgSrcFontLockTypeFace">File</text:span><text:s/><text:span text:style-name="OrgSrcFontLockVariableNameFace">f</text:span><text:span text:style-name="OrgSrcRainbowDelimitersDepth1Face">)</text:span></text:p>
          <text:p text:style-name="OrgSrcBlock"><text:span text:style-name="OrgSrcRainbowDelimitersDepth1Face">{</text:span></text:p>
          <text:p text:style-name="OrgSrcBlock"><text:s/><text:s/><text:span text:style-name="OrgSrcFontLockKeywordFace">return</text:span><text:s/>valeurCellule<text:span text:style-name="OrgSrcRainbowDelimitersDepth2Face">(</text:span>precedentCellule<text:span text:style-name="OrgSrcRainbowDelimitersDepth3Face">(</text:span>teteListe<text:span text:style-name="OrgSrcRainbowDelimitersDepth4Face">(</text:span>f.l<text:span text:style-name="OrgSrcRainbowDelimitersDepth4Face">)</text:span><text:span text:style-name="OrgSrcRainbowDelimitersDepth3Face">)</text:span><text:span text:style-name="OrgSrcRainbowDelimitersDepth2Face">)</text:span>;</text:p>
          <text:p text:style-name="OrgSrcBlockLastLine"><text:span text:style-name="OrgSrcRainbowDelimitersDepth1Face">}</text:span></text:p>
        </text:list-item>
      </text:list>
      <text:h text:style-name="Heading_20_1" text:outline-level="1" text:is-list-header="false">
<text:bookmark-start text:name="OrgXref.org299443d"/>
<text:bookmark text:name="org299443d"/>Exo 4
<text:bookmark-end text:name="OrgXref.org299443d"/></text:h>
      <text:h text:style-name="Heading_20_3" text:outline-level="3" text:is-list-header="false">
<text:bookmark-start text:name="OrgXref.org7523770"/>
<text:bookmark text:name="org7523770"/>Fonction
<text:bookmark-end text:name="OrgXref.org7523770"/></text:h>
      <text:p text:style-name="OrgSrcBlock"><text:s/><text:s/><text:span text:style-name="OrgSrcFontLockTypeFace">List</text:span><text:span text:style-name="OrgSrcFontLockTypeFace">e</text:span><text:s/><text:span text:style-name="OrgSrcFontLockFunctionNameFace">inverser</text:span><text:span text:style-name="OrgSrcRainbowDelimitersDepth1Face">(</text:span><text:span text:style-name="OrgSrcFontLockTypeFace">Liste</text:span><text:s/><text:span text:style-name="OrgSrcFontLockVariableNameFace">l</text:span><text:span text:style-name="OrgSrcRainbowDelimitersDepth1Face">)</text:span></text:p>
      <text:p text:style-name="OrgSrcBlock"><text:span text:style-name="OrgSrcRainbowDelimitersDepth1Face">{</text:span></text:p>
      <text:p text:style-name="OrgSrcBlock"><text:s/><text:s/><text:span text:style-name="OrgSrcFontLockTypeFace">Cellul</text:span><text:span text:style-name="OrgSrcFontLockTypeFace">e</text:span><text:s/><text:span text:style-name="OrgSrcFontLockVariableNameFace">precedente</text:span>;</text:p>
      <text:p text:style-name="OrgSrcBlock"><text:s/><text:s/><text:span text:style-name="OrgSrcFontLockTypeFace">Cellul</text:span><text:span text:style-name="OrgSrcFontLockTypeFace">e</text:span><text:s/><text:span text:style-name="OrgSrcFontLockVariableNameFace">actuelle</text:span><text:s/>=<text:s/>teteListe<text:span text:style-name="OrgSrcRainbowDelimitersDepth2Face">(</text:span>l<text:span text:style-name="OrgSrcRainbowDelimitersDepth2Face">)</text:span>;</text:p>
      <text:p text:style-name="OrgSrcBlock"><text:s/><text:s/><text:span text:style-name="OrgSrcFontLockTypeFace">Cellul</text:span><text:span text:style-name="OrgSrcFontLockTypeFace">e</text:span><text:s/><text:span text:style-name="OrgSrcFontLockVariableNameFace">suivante</text:span><text:s/>=<text:s/>suivantCellule<text:span text:style-name="OrgSrcRainbowDelimitersDepth2Face">(</text:span>actuelle<text:span text:style-name="OrgSrcRainbowDelimitersDepth2Face">)</text:span>;</text:p>
      <text:p text:style-name="OrgSrcBlock"><text:span text:style-name="OrgSrcFontLockKeywordFace">while</text:span><text:span text:style-name="OrgSrcRainbowDelimitersDepth2Face">(</text:span>suivant<text:s/>!=<text:s/>null<text:span text:style-name="OrgSrcRainbowDelimitersDepth2Face">)</text:span></text:p>
      <text:p text:style-name="OrgSrcBlock"><text:s/><text:s/><text:span text:style-name="OrgSrcRainbowDelimitersDepth2Face">{</text:span></text:p>
      <text:p text:style-name="OrgSrcBlock"><text:s/><text:s/><text:s/><text:s/>precedente<text:s/>=<text:s/>actuelle;</text:p>
      <text:p text:style-name="OrgSrcBlock"><text:s/><text:s/><text:s/><text:s/>actuelle<text:s/>=<text:s/>suivante;</text:p>
      <text:p text:style-name="OrgSrcBlock"><text:s/><text:s/><text:s/><text:s/>suivante<text:s/>=<text:s/>suivantCellule<text:span text:style-name="OrgSrcRainbowDelimitersDepth3Face">(</text:span>suivante<text:span text:style-name="OrgSrcRainbowDelimitersDepth3Face">)</text:span>;</text:p>
      <text:p text:style-name="OrgSrcBlock"><text:s/><text:s/><text:s/><text:s/>insererCelluleSuivante<text:span text:style-name="OrgSrcRainbowDelimitersDepth3Face">(</text:span>actuelle,suivante<text:span text:style-name="OrgSrcRainbowDelimitersDepth3Face">)</text:span>;</text:p>
      <text:p text:style-name="OrgSrcBlock"><text:s/><text:s/><text:span text:style-name="OrgSrcRainbowDelimitersDepth2Face">}</text:span></text:p>
      <text:p text:style-name="OrgSrcBlock"><text:s/>l.tete<text:s/>=<text:s/>actuelle;</text:p>
      <text:p text:style-name="OrgSrcBlock"><text:s/><text:span text:style-name="OrgSrcFontLockKeywordFace">return</text:span><text:s/>l;</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5Face" style:family="text">
      <style:text-properties fo:color="#9fc59f"/>
    </style:style>
    <style:style style:name="OrgSrcFontLockNegationCharFace" style:family="text">
      <style:text-properties fo:color="#f0dfaf"/>
    </style:style>
    <style:style style:name="OrgSrcRainbowDelimitersDepth4Face" style:family="text">
      <style:text-properties fo:color="#93e0e3"/>
    </style:style>
    <style:style style:name="OrgSrcRainbowDelimitersDepth3Face" style:family="text">
      <style:text-properties fo:color="#d0bf8f"/>
    </style:style>
    <style:style style:name="OrgSrcFontLockKeywordFace" style:family="text">
      <style:text-properties fo:color="#f0dfaf"/>
    </style:style>
    <style:style style:name="OrgSrcRainbowDelimitersDepth2Face" style:family="text">
      <style:text-properties fo:color="#bfebbf"/>
    </style:style>
    <style:style style:name="OrgSrcFontLockVariableNameFace" style:family="text">
      <style:text-properties fo:color="#dfaf8f"/>
    </style:style>
    <style:style style:name="OrgSrcBlock" style:family="paragraph" style:parent-style-name="Preformatted_20_Text">
      <style:paragraph-properties fo:background-color="#3f3f3f" fo:padding="0.049cm" fo:border="0.51pt solid #000000" style:shadow="none">
        <style:background-image/>
      </style:paragraph-properties>
      <style:text-properties fo:color="#dcdccc"/>
    </style:style>
    <style:style style:name="OrgSrcRainbowDelimitersDepth1Face" style:family="text">
      <style:text-properties fo:color="#dcdccc"/>
    </style:style>
    <style:style style:name="OrgSrcFontLockFunctionNameFace" style:family="text">
      <style:text-properties fo:color="#93e0e3"/>
    </style:style>
    <style:style style:name="OrgSrcFontLockTypeFace" style:family="text">
      <style:text-properties fo:color="#7cb8bb"/>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liquot</dc:creator>
    <meta:initial-creator>cliquot</meta:initial-creator>
    <dc:date>2021-03-20T23:09:13</dc:date>
    <meta:creation-date>2021-03-20T23:09:13</meta:creation-date>
    <meta:generator>Emacs 26.3 (Org mode 9.1.9)</meta:generator>
    <meta:keyword/>
    <dc:subject/>
    <dc:title>Liste</dc:title>
  </office:meta>
</office:document-meta>
</file>